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Elephant" svg:font-family="Elephant"/>
    <style:font-face style:name="Georgia" svg:font-family="Georgia, 'Times New Roman', Times, serif"/>
    <style:font-face style:name="Mangal1" svg:font-family="Mangal"/>
    <style:font-face style:name="Nyala" svg:font-family="Nyala"/>
    <style:font-face style:name="Rubik" svg:font-family="Rubik, sans-serif"/>
    <style:font-face style:name="Verdana" svg:font-family="Verdana, Arial, Helvetic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21.167cm" table:align="left"/>
    </style:style>
    <style:style style:name="Tabella3.A" style:family="table-column">
      <style:table-column-properties style:column-width="3.134cm"/>
    </style:style>
    <style:style style:name="Tabella3.B" style:family="table-column">
      <style:table-column-properties style:column-width="3.967cm"/>
    </style:style>
    <style:style style:name="Tabella3.C" style:family="table-column">
      <style:table-column-properties style:column-width="4.288cm"/>
    </style:style>
    <style:style style:name="Tabella3.D" style:family="table-column">
      <style:table-column-properties style:column-width="3.537cm"/>
    </style:style>
    <style:style style:name="Tabella3.E" style:family="table-column">
      <style:table-column-properties style:column-width="3.475cm"/>
    </style:style>
    <style:style style:name="Tabella3.F" style:family="table-column">
      <style:table-column-properties style:column-width="2.766cm"/>
    </style:style>
    <style:style style:name="Tabella3.A1" style:family="table-cell">
      <style:table-cell-properties style:vertical-align="middle"/>
    </style:style>
    <style:style style:name="Tabella4" style:family="table">
      <style:table-properties style:width="21.167cm" table:align="left"/>
    </style:style>
    <style:style style:name="Tabella4.A" style:family="table-column">
      <style:table-column-properties style:column-width="3.134cm"/>
    </style:style>
    <style:style style:name="Tabella4.B" style:family="table-column">
      <style:table-column-properties style:column-width="3.967cm"/>
    </style:style>
    <style:style style:name="Tabella4.C" style:family="table-column">
      <style:table-column-properties style:column-width="4.288cm"/>
    </style:style>
    <style:style style:name="Tabella4.D" style:family="table-column">
      <style:table-column-properties style:column-width="3.537cm"/>
    </style:style>
    <style:style style:name="Tabella4.E" style:family="table-column">
      <style:table-column-properties style:column-width="3.475cm"/>
    </style:style>
    <style:style style:name="Tabella4.F" style:family="table-column">
      <style:table-column-properties style:column-width="2.766cm"/>
    </style:style>
    <style:style style:name="Tabella4.A1" style:family="table-cell">
      <style:table-cell-properties style:vertical-align="middle"/>
    </style:style>
    <style:style style:name="Tabella1" style:family="table">
      <style:table-properties style:width="25.7cm" table:align="margins"/>
    </style:style>
    <style:style style:name="Tabella1.A" style:family="table-column">
      <style:table-column-properties style:column-width="4.283cm" style:rel-column-width="10922*"/>
    </style:style>
    <style:style style:name="Tabella1.F" style:family="table-column">
      <style:table-column-properties style:column-width="4.284cm" style:rel-column-width="10925*"/>
    </style:style>
    <style:style style:name="Tabella1.A1" style:family="table-cell">
      <style:table-cell-properties fo:padding="0.097cm" fo:border-left="0.002cm solid #000000" fo:border-right="none" fo:border-top="0.002cm solid #000000" fo:border-bottom="0.002cm solid #000000"/>
    </style:style>
    <style:style style:name="Tabella1.F1" style:family="table-cell">
      <style:table-cell-properties fo:padding="0.097cm" fo:border="0.002cm solid #000000"/>
    </style:style>
    <style:style style:name="Tabella2" style:family="table">
      <style:table-properties style:width="21.334cm" table:align="left"/>
    </style:style>
    <style:style style:name="Tabella2.A" style:family="table-column">
      <style:table-column-properties style:column-width="5.953cm"/>
    </style:style>
    <style:style style:name="Tabella2.B" style:family="table-column">
      <style:table-column-properties style:column-width="3.44cm"/>
    </style:style>
    <style:style style:name="Tabella2.C" style:family="table-column">
      <style:table-column-properties style:column-width="5.9cm"/>
    </style:style>
    <style:style style:name="Tabella2.D" style:family="table-column">
      <style:table-column-properties style:column-width="6.041cm"/>
    </style:style>
    <style:style style:name="Tabella2.A1" style:family="table-cell">
      <style:table-cell-properties style:vertical-align="middle" fo:padding="0.132cm" fo:border-left="0.088cm solid #808080" fo:border-right="none" fo:border-top="0.088cm solid #808080" fo:border-bottom="0.035cm solid #808080"/>
    </style:style>
    <style:style style:name="Tabella2.B1" style:family="table-cell">
      <style:table-cell-properties style:vertical-align="middle" fo:padding="0.132cm" fo:border-left="0.035cm solid #808080" fo:border-right="none" fo:border-top="0.088cm solid #808080" fo:border-bottom="0.035cm solid #808080"/>
    </style:style>
    <style:style style:name="Tabella2.D1" style:family="table-cell">
      <style:table-cell-properties style:vertical-align="middle" fo:padding="0.132cm" fo:border-left="0.035cm solid #808080" fo:border-right="0.088cm solid #808080" fo:border-top="0.088cm solid #808080" fo:border-bottom="0.035cm solid #808080"/>
    </style:style>
    <style:style style:name="Tabella2.A2" style:family="table-cell">
      <style:table-cell-properties style:vertical-align="middle" fo:padding="0.132cm" fo:border-left="0.088cm solid #808080" fo:border-right="none" fo:border-top="none" fo:border-bottom="0.035cm solid #808080"/>
    </style:style>
    <style:style style:name="Tabella2.B2" style:family="table-cell">
      <style:table-cell-properties style:vertical-align="middle" fo:padding="0.132cm" fo:border-left="0.035cm solid #808080" fo:border-right="none" fo:border-top="none" fo:border-bottom="0.035cm solid #808080"/>
    </style:style>
    <style:style style:name="Tabella2.D2" style:family="table-cell">
      <style:table-cell-properties style:vertical-align="middle" fo:padding="0.132cm" fo:border-left="0.035cm solid #808080" fo:border-right="0.088cm solid #808080" fo:border-top="none" fo:border-bottom="0.035cm solid #808080"/>
    </style:style>
    <style:style style:name="Tabella2.A8" style:family="table-cell">
      <style:table-cell-properties style:vertical-align="middle" fo:padding="0.132cm" fo:border-left="0.088cm solid #808080" fo:border-right="none" fo:border-top="none" fo:border-bottom="0.088cm solid #808080"/>
    </style:style>
    <style:style style:name="Tabella2.B8" style:family="table-cell">
      <style:table-cell-properties style:vertical-align="middle" fo:padding="0.132cm" fo:border-left="0.035cm solid #808080" fo:border-right="none" fo:border-top="none" fo:border-bottom="0.088cm solid #808080"/>
    </style:style>
    <style:style style:name="Tabella2.D8" style:family="table-cell">
      <style:table-cell-properties style:vertical-align="middle" fo:padding="0.132cm" fo:border-left="0.035cm solid #808080" fo:border-right="0.088cm solid #808080" fo:border-top="none" fo:border-bottom="0.088cm solid #80808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font-size="18pt" style:font-size-asian="18pt" style:font-size-complex="18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color="#3689b2" style:text-line-through-style="none" style:text-underline-style="none" style:text-blinking="false"/>
    </style:style>
    <style:style style:name="P11" style:family="paragraph" style:parent-style-name="Table_20_Contents">
      <style:paragraph-properties fo:text-align="center" style:justify-single-word="false"/>
      <style:text-properties style:font-name="Elephant"/>
    </style:style>
    <style:style style:name="P12" style:family="paragraph" style:parent-style-name="Table_20_Contents">
      <style:paragraph-properties fo:margin-top="0cm" fo:margin-bottom="0.499cm" fo:text-align="center" style:justify-single-word="false"/>
      <style:text-properties style:font-name="Nyala" fo:font-weight="bold"/>
    </style:style>
    <style:style style:name="P13" style:family="paragraph" style:parent-style-name="Table_20_Contents">
      <style:paragraph-properties fo:margin-top="0cm" fo:margin-bottom="0.499cm" fo:text-align="center" style:justify-single-word="false"/>
    </style:style>
    <style:style style:name="P14" style:family="paragraph" style:parent-style-name="Table_20_Heading">
      <style:paragraph-properties fo:margin-top="0cm" fo:margin-bottom="0.499cm" fo:text-align="center" style:justify-single-word="false"/>
      <style:text-properties style:font-name="Nyala" style:font-name-asian="Nyala" style:font-name-complex="Nyala"/>
    </style:style>
    <style:style style:name="P15" style:family="paragraph" style:parent-style-name="Table_20_Contents">
      <style:paragraph-properties fo:margin-left="0cm" fo:margin-right="0cm" fo:text-align="center" style:justify-single-word="false" fo:widows="1" fo:text-indent="0cm" style:auto-text-indent="false"/>
    </style:style>
    <style:style style:name="P16" style:family="paragraph" style:parent-style-name="Table_20_Contents">
      <style:paragraph-properties fo:margin-left="0cm" fo:margin-right="0cm" fo:text-align="center" style:justify-single-word="false" fo:widows="1" fo:text-indent="0cm" style:auto-text-indent="false"/>
      <style:text-properties fo:font-variant="normal" fo:text-transform="none" fo:color="#000000" style:font-name="Elephant" fo:font-size="9pt" fo:letter-spacing="normal" fo:font-style="normal" fo:font-weight="normal" fo:background-color="#ffffff"/>
    </style:style>
    <style:style style:name="P1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Verdana" fo:font-size="9pt" fo:letter-spacing="normal" fo:font-style="normal" fo:font-weight="normal" style:font-size-asian="18pt" style:font-weight-asian="normal" style:font-size-complex="18pt" style:font-weight-complex="normal"/>
    </style:style>
    <style:style style:name="P1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2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size="18pt" fo:font-weight="normal" style:font-size-asian="18pt" style:font-weight-asian="normal" style:font-size-complex="18pt" style:font-weight-complex="normal"/>
    </style:style>
    <style:style style:name="P23" style:family="paragraph" style:parent-style-name="Text_20_body">
      <style:paragraph-properties fo:orphans="2" fo:widows="2"/>
      <style:text-properties fo:font-variant="normal" fo:text-transform="none" fo:color="#666666" fo:letter-spacing="normal"/>
    </style:style>
    <style:style style:name="P24" style:family="paragraph" style:parent-style-name="Text_20_body">
      <style:text-properties style:font-name="Verdana" fo:font-size="9pt" style:font-name-asian="Verdana" style:font-size-asian="9pt" style:font-name-complex="Verdana" style:font-size-complex="9pt"/>
    </style:style>
    <style:style style:name="P25" style:family="paragraph" style:parent-style-name="Text_20_body">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start" style:justify-single-word="false"/>
    </style:style>
    <style:style style:name="P28" style:family="paragraph" style:parent-style-name="Table_20_Heading">
      <style:text-properties fo:color="#666666"/>
    </style:style>
    <style:style style:name="P29" style:family="paragraph" style:parent-style-name="Table_20_Heading">
      <style:text-properties fo:color="#000000" style:text-line-through-style="none" style:text-underline-style="none" style:text-blinking="false"/>
    </style:style>
    <style:style style:name="P30" style:family="paragraph" style:parent-style-name="Table_20_Heading">
      <style:paragraph-properties fo:text-align="center" style:justify-single-word="false"/>
      <style:text-properties style:font-name="Nyala" style:font-name-asian="Nyala" style:font-name-complex="Nyala"/>
    </style:style>
    <style:style style:name="P31" style:family="paragraph" style:parent-style-name="Standard" style:list-style-name="L1">
      <style:paragraph-properties fo:text-align="start" style:justify-single-word="false"/>
      <style:text-properties fo:font-size="18pt" fo:font-weight="normal" style:font-size-asian="18pt" style:font-weight-asian="normal" style:font-size-complex="18pt" style:font-weight-complex="normal"/>
    </style:style>
    <style:style style:name="P32" style:family="paragraph" style:parent-style-name="Standard" style:list-style-name="L2">
      <style:paragraph-properties fo:text-align="start" style:justify-single-word="false"/>
      <style:text-properties fo:font-size="18pt" fo:font-weight="normal" style:font-size-asian="18pt" style:font-weight-asian="normal" style:font-size-complex="18pt" style:font-weight-complex="normal"/>
    </style:style>
    <style:style style:name="P33"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3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5" style:family="paragraph" style:parent-style-name="Standard" style:list-style-name="L3">
      <style:paragraph-properties fo:text-align="start" style:justify-single-word="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1" style:family="text">
      <style:text-properties fo:font-variant="normal" fo:text-transform="none" fo:color="#000000" style:font-name="Georgia" fo:font-size="18pt" fo:letter-spacing="normal" fo:font-style="normal" fo:font-weight="normal" style:font-size-asian="18pt" style:font-weight-asian="normal" style:font-size-complex="18pt" style:font-weight-complex="normal"/>
    </style:style>
    <style:style style:name="T2" style:family="text">
      <style:text-properties fo:font-variant="normal" fo:text-transform="none" fo:color="#000000" style:font-name="Georgia" fo:font-size="24pt" fo:letter-spacing="normal" fo:font-style="normal" fo:font-weight="normal" style:font-size-asian="18pt" style:font-weight-asian="normal" style:font-size-complex="18pt" style:font-weight-complex="normal"/>
    </style:style>
    <style:style style:name="T3" style:family="text">
      <style:text-properties fo:font-variant="normal" fo:text-transform="none" fo:color="#000000" style:font-name="Verdana" fo:font-size="9pt" fo:letter-spacing="normal" fo:font-style="normal"/>
    </style:style>
    <style:style style:name="T4"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Rubik" fo:font-size="12pt" fo:letter-spacing="normal" fo:font-style="normal" fo:font-weight="normal"/>
    </style:style>
    <style:style style:name="T6" style:family="text">
      <style:text-properties fo:font-variant="normal" fo:text-transform="none" fo:color="#1155cc" style:text-line-through-style="none" style:font-name="Arial1" fo:font-size="9pt" fo:letter-spacing="normal" fo:font-style="normal" style:text-underline-style="none" fo:font-weight="normal" style:text-blinking="false" fo:background-color="#ffffff"/>
    </style:style>
    <style:style style:name="T7" style:family="text">
      <style:text-properties fo:font-variant="normal" fo:text-transform="none" fo:color="#222222" style:font-name="arial" fo:font-size="12pt" fo:letter-spacing="normal" fo:font-style="normal" fo:font-weight="normal"/>
    </style:style>
    <style:style style:name="T8" style:family="text">
      <style:text-properties fo:font-variant="normal" fo:text-transform="none" fo:color="#333333" style:font-name="arial" fo:font-size="12pt" fo:letter-spacing="normal" fo:font-style="normal" style:text-underline-style="none" fo:font-weight="normal"/>
    </style:style>
    <style:style style:name="T9" style:family="text">
      <style:text-properties fo:color="#000000" style:text-line-through-style="none" style:font-name="Nyala" style:text-underline-style="none" fo:font-weight="bold" style:text-blinking="false"/>
    </style:style>
    <style:style style:name="T10" style:family="text">
      <style:text-properties fo:color="#000000" style:text-line-through-style="none" style:font-name="Nyala" fo:font-size="12pt" style:text-underline-style="none" style:text-blinking="false"/>
    </style:style>
    <style:style style:name="T11" style:family="text">
      <style:text-properties style:font-name="Nyala"/>
    </style:style>
    <style:style style:name="T12" style:family="text">
      <style:text-properties style:font-name="Nyala" fo:font-size="12pt"/>
    </style:style>
    <style:style style:name="T13" style:family="text">
      <style:text-properties style:font-name="Nyala" style:font-name-asian="Nyala" style:font-name-complex="Nyala"/>
    </style:style>
    <style:style style:name="T14" style:family="text">
      <style:text-properties fo:color="#333333" style:text-underline-style="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background-color="#000000" style:background-transparency="0%" fo:padding="0cm" fo:border="none">
        <style:background-image/>
      </style:graphic-properties>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background-color="#555555" style:background-transparency="0%" fo:padding="0cm" fo:border="none">
        <style:background-image/>
      </style:graphic-properties>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background-color="#ffffff" style:background-transparency="0%" fo:padding="0cm" fo:border="none">
        <style:background-image/>
      </style:graphic-properties>
    </style:style>
    <style:style style:name="fr5"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777777" style:background-transparency="0%" fo:padding="0cm" fo:border="none">
        <style:background-image/>
      </style:graphic-properties>
    </style:style>
    <style:style style:name="fr6"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006fa4" style:background-transparency="0%" fo:padding="0cm" fo:border="none">
        <style:background-image/>
      </style:graphic-properties>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enuLayer0" text:anchor-type="page" text:anchor-page-number="1" svg:x="-7.938cm" svg:y="-7.938cm" svg:width="4.022cm" draw:z-index="1">
        <draw:text-box fo:min-height="1.588cm">
          <draw:frame draw:style-name="fr2" draw:name="menuLite0" text:anchor-type="frame" svg:x="0.026cm" svg:y="0.026cm" svg:width="3.969cm" draw:z-index="2">
            <draw:text-box fo:min-height="1.535cm">
              <draw:frame draw:style-name="fr3" draw:name="menuFg0" text:anchor-type="frame" svg:x="0.026cm" svg:y="0.026cm" svg:width="3.942cm" draw:z-index="3">
                <draw:text-box fo:min-height="1.508cm">
                  <draw:frame draw:style-name="fr4" draw:name="menuItem0" text:anchor-type="frame" svg:x="0cm" svg:y="0cm" svg:width="3.916cm" draw:z-index="4">
                    <draw:text-box fo:min-height="0.476cm">
                      <text:section text:style-name="Sect1" text:name="menuItemText0">
                        <text:p text:style-name="Text_20_body"/>
                        <text:section text:style-name="Sect1" text:name="menuItemText0Shim">
                          <text:p text:style-name="P25">Canale d'Agordo</text:p>
                        </text:section>
                      </text:section>
                      <text:section text:style-name="Sect1" text:name="menuItemHilite0">
                        <text:p text:style-name="P24"/>
                        <text:section text:style-name="Sect1" text:name="menuItemHilite0Shim">
                          <text:p text:style-name="Text_20_body"/>
                        </text:section>
                      </text:section>
                    </draw:text-box>
                  </draw:frame>
                  <draw:frame draw:style-name="fr4" draw:name="menuItem1" text:anchor-type="frame" svg:x="0cm" svg:y="0.503cm" svg:width="3.916cm" draw:z-index="5">
                    <draw:text-box fo:min-height="0.476cm">
                      <text:section text:style-name="Sect1" text:name="menuItemText1">
                        <text:p text:style-name="Text_20_body"/>
                        <text:section text:style-name="Sect1" text:name="menuItemText1Shim">
                          <text:p text:style-name="P25">Frazioni</text:p>
                        </text:section>
                      </text:section>
                      <text:section text:style-name="Sect1" text:name="menuItemHilite1">
                        <text:p text:style-name="P24"/>
                        <text:section text:style-name="Sect1" text:name="menuItemHilite1Shim">
                          <text:p text:style-name="Text_20_body"/>
                        </text:section>
                      </text:section>
                    </draw:text-box>
                  </draw:frame>
                  <draw:frame draw:style-name="fr4" draw:name="menuItem2" text:anchor-type="frame" svg:x="0cm" svg:y="1.005cm" svg:width="3.916cm" draw:z-index="6">
                    <draw:text-box fo:min-height="0.476cm">
                      <text:section text:style-name="Sect1" text:name="menuItemText2">
                        <text:p text:style-name="Text_20_body"/>
                        <text:section text:style-name="Sect1" text:name="menuItemText2Shim">
                          <text:p text:style-name="P25">Alberghi</text:p>
                        </text:section>
                      </text:section>
                      <text:section text:style-name="Sect1" text:name="menuItemHilite2">
                        <text:p text:style-name="P24"/>
                        <text:section text:style-name="Sect1" text:name="menuItemHilite2Shim">
                          <text:p text:style-name="Text_20_body"/>
                        </text:section>
                      </text:section>
                    </draw:text-box>
                  </draw:frame>
                  <text:section text:style-name="Sect1" text:name="focusItem0">
                    <text:p text:style-name="Text_20_body"/>
                  </text:section>
                </draw:text-box>
              </draw:frame>
              <text:p text:style-name="Text_20_body"/>
            </draw:text-box>
          </draw:frame>
          <text:p text:style-name="Text_20_body"/>
        </draw:text-box>
      </draw:frame>
      <draw:frame draw:style-name="fr5" draw:name="menuLayer1" text:anchor-type="page" text:anchor-page-number="1" svg:x="-7.938cm" svg:y="-7.938cm" svg:width="4.339cm" draw:z-index="7">
        <draw:text-box fo:min-height="1.085cm">
          <draw:frame draw:style-name="fr2" draw:name="menuLite1" text:anchor-type="frame" svg:x="0.026cm" svg:y="0.026cm" svg:width="4.286cm" draw:z-index="8">
            <draw:text-box fo:min-height="1.032cm">
              <draw:frame draw:style-name="fr3" draw:name="menuFg1" text:anchor-type="frame" svg:x="0.026cm" svg:y="0.026cm" svg:width="4.26cm" draw:z-index="9">
                <draw:text-box fo:min-height="1.005cm">
                  <draw:frame draw:style-name="fr4" draw:name="menuItem3" text:anchor-type="frame" svg:x="0cm" svg:y="0cm" svg:width="4.233cm" draw:z-index="10">
                    <draw:text-box fo:min-height="0.476cm">
                      <text:section text:style-name="Sect1" text:name="menuItemText3">
                        <text:p text:style-name="Text_20_body"/>
                        <text:section text:style-name="Sect1" text:name="menuItemText3Shim">
                          <text:p text:style-name="P25">Papa Luciani</text:p>
                        </text:section>
                      </text:section>
                      <text:section text:style-name="Sect1" text:name="menuItemHilite3">
                        <text:p text:style-name="P24"/>
                        <text:section text:style-name="Sect1" text:name="menuItemHilite3Shim">
                          <text:p text:style-name="Text_20_body"/>
                        </text:section>
                      </text:section>
                    </draw:text-box>
                  </draw:frame>
                  <draw:frame draw:style-name="fr4" draw:name="menuItem4" text:anchor-type="frame" svg:x="0cm" svg:y="0.503cm" svg:width="4.233cm" draw:z-index="11">
                    <draw:text-box fo:min-height="0.476cm">
                      <text:section text:style-name="Sect1" text:name="menuItemText4">
                        <text:p text:style-name="Text_20_body"/>
                        <text:section text:style-name="Sect1" text:name="menuItemText4Shim">
                          <text:p text:style-name="P25">Manifestazioni</text:p>
                        </text:section>
                      </text:section>
                      <text:section text:style-name="Sect1" text:name="menuItemHilite4">
                        <text:p text:style-name="P24"/>
                        <text:section text:style-name="Sect1" text:name="menuItemHilite4Shim">
                          <text:p text:style-name="Text_20_body"/>
                        </text:section>
                      </text:section>
                    </draw:text-box>
                  </draw:frame>
                  <text:section text:style-name="Sect1" text:name="focusItem1">
                    <text:p text:style-name="Text_20_body"/>
                  </text:section>
                </draw:text-box>
              </draw:frame>
              <text:p text:style-name="Text_20_body"/>
            </draw:text-box>
          </draw:frame>
          <text:p text:style-name="Text_20_body"/>
        </draw:text-box>
      </draw:frame>
      <draw:frame draw:style-name="fr5" draw:name="menuLayer2" text:anchor-type="page" text:anchor-page-number="1" svg:x="-7.938cm" svg:y="-7.938cm" svg:width="3.916cm" draw:z-index="12">
        <draw:text-box fo:min-height="1.588cm">
          <draw:frame draw:style-name="fr2" draw:name="menuLite2" text:anchor-type="frame" svg:x="0.026cm" svg:y="0.026cm" svg:width="3.863cm" draw:z-index="13">
            <draw:text-box fo:min-height="1.535cm">
              <draw:frame draw:style-name="fr3" draw:name="menuFg2" text:anchor-type="frame" svg:x="0.026cm" svg:y="0.026cm" svg:width="3.836cm" draw:z-index="14">
                <draw:text-box fo:min-height="1.508cm">
                  <draw:frame draw:style-name="fr4" draw:name="menuItem5" text:anchor-type="frame" svg:x="0cm" svg:y="0cm" svg:width="3.81cm" draw:z-index="15">
                    <draw:text-box fo:min-height="0.476cm">
                      <text:section text:style-name="Sect1" text:name="menuItemText5">
                        <text:p text:style-name="Text_20_body"/>
                        <text:section text:style-name="Sect1" text:name="menuItemText5Shim">
                          <text:p text:style-name="P25">Canale e dintorni</text:p>
                        </text:section>
                      </text:section>
                      <text:section text:style-name="Sect1" text:name="menuItemHilite5">
                        <text:p text:style-name="P24"/>
                        <text:section text:style-name="Sect1" text:name="menuItemHilite5Shim">
                          <text:p text:style-name="Text_20_body"/>
                        </text:section>
                      </text:section>
                    </draw:text-box>
                  </draw:frame>
                  <draw:frame draw:style-name="fr4" draw:name="menuItem6" text:anchor-type="frame" svg:x="0cm" svg:y="0.503cm" svg:width="3.81cm" draw:z-index="16">
                    <draw:text-box fo:min-height="0.476cm">
                      <text:section text:style-name="Sect1" text:name="menuItemText6">
                        <text:p text:style-name="Text_20_body"/>
                        <text:section text:style-name="Sect1" text:name="menuItemText6Shim">
                          <text:p text:style-name="P25">Casere</text:p>
                        </text:section>
                      </text:section>
                      <text:section text:style-name="Sect1" text:name="menuItemHilite6">
                        <text:p text:style-name="P24"/>
                        <text:section text:style-name="Sect1" text:name="menuItemHilite6Shim">
                          <text:p text:style-name="Text_20_body"/>
                        </text:section>
                      </text:section>
                    </draw:text-box>
                  </draw:frame>
                  <draw:frame draw:style-name="fr4" draw:name="menuItem7" text:anchor-type="frame" svg:x="0cm" svg:y="1.005cm" svg:width="3.81cm" draw:z-index="17">
                    <draw:text-box fo:min-height="0.476cm">
                      <text:section text:style-name="Sect1" text:name="menuItemText7">
                        <text:p text:style-name="Text_20_body"/>
                        <text:section text:style-name="Sect1" text:name="menuItemText7Shim">
                          <text:p text:style-name="P25">Biotopo di Garès</text:p>
                        </text:section>
                      </text:section>
                      <text:section text:style-name="Sect1" text:name="menuItemHilite7">
                        <text:p text:style-name="P24"/>
                        <text:section text:style-name="Sect1" text:name="menuItemHilite7Shim">
                          <text:p text:style-name="Text_20_body"/>
                        </text:section>
                      </text:section>
                    </draw:text-box>
                  </draw:frame>
                  <text:section text:style-name="Sect1" text:name="focusItem2">
                    <text:p text:style-name="Text_20_body"/>
                  </text:section>
                </draw:text-box>
              </draw:frame>
              <text:p text:style-name="Text_20_body"/>
            </draw:text-box>
          </draw:frame>
          <text:p text:style-name="Text_20_body"/>
        </draw:text-box>
      </draw:frame>
      <draw:frame draw:style-name="fr5" draw:name="menuLayer3" text:anchor-type="page" text:anchor-page-number="1" svg:x="-7.938cm" svg:y="-7.938cm" svg:width="3.281cm" draw:z-index="18">
        <draw:text-box fo:min-height="0.582cm">
          <draw:frame draw:style-name="fr2" draw:name="menuLite3" text:anchor-type="frame" svg:x="0.026cm" svg:y="0.026cm" svg:width="3.228cm" draw:z-index="19">
            <draw:text-box fo:min-height="0.529cm">
              <draw:frame draw:style-name="fr3" draw:name="menuFg3" text:anchor-type="frame" svg:x="0.026cm" svg:y="0.026cm" svg:width="3.201cm" draw:z-index="20">
                <draw:text-box fo:min-height="0.503cm">
                  <draw:frame draw:style-name="fr4" draw:name="menuItem8" text:anchor-type="frame" svg:x="0cm" svg:y="0cm" svg:width="3.175cm" draw:z-index="21">
                    <draw:text-box fo:min-height="0.476cm">
                      <text:section text:style-name="Sect1" text:name="menuItemText8">
                        <text:p text:style-name="Text_20_body"/>
                        <text:section text:style-name="Sect1" text:name="menuItemText8Shim">
                          <text:p text:style-name="P25">Polisportiva</text:p>
                        </text:section>
                      </text:section>
                      <text:section text:style-name="Sect1" text:name="menuItemHilite8">
                        <text:p text:style-name="P24"/>
                        <text:section text:style-name="Sect1" text:name="menuItemHilite8Shim">
                          <text:p text:style-name="Text_20_body"/>
                        </text:section>
                      </text:section>
                    </draw:text-box>
                  </draw:frame>
                  <text:section text:style-name="Sect1" text:name="focusItem3">
                    <text:p text:style-name="Text_20_body"/>
                  </text:section>
                </draw:text-box>
              </draw:frame>
              <text:p text:style-name="Text_20_body"/>
            </draw:text-box>
          </draw:frame>
          <text:p text:style-name="Text_20_body"/>
        </draw:text-box>
      </draw:frame>
      <draw:frame draw:style-name="fr5" draw:name="menuLayer4" text:anchor-type="page" text:anchor-page-number="1" svg:x="-7.938cm" svg:y="-7.938cm" svg:width="2.831cm" draw:z-index="22">
        <draw:text-box fo:min-height="2.09cm">
          <draw:frame draw:style-name="fr2" draw:name="menuLite4" text:anchor-type="frame" svg:x="0.026cm" svg:y="0.026cm" svg:width="2.778cm" draw:z-index="23">
            <draw:text-box fo:min-height="2.037cm">
              <draw:frame draw:style-name="fr3" draw:name="menuFg4" text:anchor-type="frame" svg:x="0.026cm" svg:y="0.026cm" svg:width="2.752cm" draw:z-index="24">
                <draw:text-box fo:min-height="2.011cm">
                  <draw:frame draw:style-name="fr4" draw:name="menuItem9" text:anchor-type="frame" svg:x="0cm" svg:y="0cm" svg:width="2.725cm" draw:z-index="25">
                    <draw:text-box fo:min-height="0.476cm">
                      <text:section text:style-name="Sect1" text:name="menuItemText9">
                        <text:p text:style-name="Text_20_body"/>
                        <text:section text:style-name="Sect1" text:name="menuItemText9Shim">
                          <text:p text:style-name="P25">Come arrivare</text:p>
                        </text:section>
                      </text:section>
                      <text:section text:style-name="Sect1" text:name="menuItemHilite9">
                        <text:p text:style-name="P24"/>
                        <text:section text:style-name="Sect1" text:name="menuItemHilite9Shim">
                          <text:p text:style-name="Text_20_body"/>
                        </text:section>
                      </text:section>
                    </draw:text-box>
                  </draw:frame>
                  <draw:frame draw:style-name="fr4" draw:name="menuItem10" text:anchor-type="frame" svg:x="0cm" svg:y="0.503cm" svg:width="2.725cm" draw:z-index="26">
                    <draw:text-box fo:min-height="0.476cm">
                      <text:section text:style-name="Sect1" text:name="menuItemText10">
                        <text:p text:style-name="Text_20_body"/>
                        <text:section text:style-name="Sect1" text:name="menuItemText10Shim">
                          <text:p text:style-name="P25">Meteo</text:p>
                        </text:section>
                      </text:section>
                      <text:section text:style-name="Sect1" text:name="menuItemHilite10">
                        <text:p text:style-name="P24"/>
                        <text:section text:style-name="Sect1" text:name="menuItemHilite10Shim">
                          <text:p text:style-name="Text_20_body"/>
                        </text:section>
                      </text:section>
                    </draw:text-box>
                  </draw:frame>
                  <draw:frame draw:style-name="fr4" draw:name="menuItem11" text:anchor-type="frame" svg:x="0cm" svg:y="1.005cm" svg:width="2.725cm" draw:z-index="27">
                    <draw:text-box fo:min-height="0.476cm">
                      <text:section text:style-name="Sect1" text:name="menuItemText11">
                        <text:p text:style-name="Text_20_body"/>
                        <text:section text:style-name="Sect1" text:name="menuItemText11Shim">
                          <text:p text:style-name="P25">Photogallery</text:p>
                        </text:section>
                      </text:section>
                      <text:section text:style-name="Sect1" text:name="menuItemHilite11">
                        <text:p text:style-name="P24"/>
                        <text:section text:style-name="Sect1" text:name="menuItemHilite11Shim">
                          <text:p text:style-name="Text_20_body"/>
                        </text:section>
                      </text:section>
                    </draw:text-box>
                  </draw:frame>
                  <draw:frame draw:style-name="fr4" draw:name="menuItem12" text:anchor-type="frame" svg:x="0cm" svg:y="1.508cm" svg:width="2.725cm" draw:z-index="28">
                    <draw:text-box fo:min-height="0.476cm">
                      <text:section text:style-name="Sect1" text:name="menuItemText12">
                        <text:p text:style-name="Text_20_body"/>
                        <text:section text:style-name="Sect1" text:name="menuItemText12Shim">
                          <text:p text:style-name="P25">Sponsor</text:p>
                        </text:section>
                      </text:section>
                      <text:section text:style-name="Sect1" text:name="menuItemHilite12">
                        <text:p text:style-name="P24"/>
                        <text:section text:style-name="Sect1" text:name="menuItemHilite12Shim">
                          <text:p text:style-name="Text_20_body"/>
                        </text:section>
                      </text:section>
                    </draw:text-box>
                  </draw:frame>
                  <text:section text:style-name="Sect1" text:name="focusItem4">
                    <text:p text:style-name="Text_20_body"/>
                  </text:section>
                </draw:text-box>
              </draw:frame>
              <text:p text:style-name="Text_20_body"/>
            </draw:text-box>
          </draw:frame>
          <text:p text:style-name="Text_20_body"/>
        </draw:text-box>
      </draw:frame>
      <draw:frame draw:style-name="fr1" draw:name="banner" text:anchor-type="page" text:anchor-page-number="1" svg:x="2.646cm" svg:y="0cm" svg:width="21.167cm" draw:z-index="29">
        <draw:text-box fo:min-height="2.117cm">
          <text:p text:style-name="P23"/>
        </draw:text-box>
      </draw:frame>
      <draw:frame draw:style-name="fr6" draw:name="tabella" text:anchor-type="page" text:anchor-page-number="1" svg:x="2.646cm" svg:y="5.292cm" svg:width="21.167cm" draw:z-index="30">
        <draw:text-box fo:min-height="0.529cm">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29"><draw:a xlink:type="simple" xlink:href="http://www.prolococanale.it/index.html"><draw:frame draw:style-name="fr7" draw:name="immagini15" text:anchor-type="as-char" svg:width="3.096cm" svg:height="0.529cm" draw:z-index="34"><draw:image xlink:href="http://www.prolococanale.it/immagini/home.jpg" xlink:type="simple" xlink:show="embed" xlink:actuate="onLoad"/></draw:frame></draw:a></text:p>
              </table:table-cell>
              <table:table-cell table:style-name="Tabella3.A1" office:value-type="string">
                <text:p text:style-name="P28"><draw:frame draw:style-name="fr7" draw:name="image1" text:anchor-type="as-char" svg:width="3.916cm" svg:height="0.529cm" draw:z-index="35"><draw:image xlink:href="http://www.prolococanale.it/immagini/ricettivita.png" xlink:type="simple" xlink:show="embed" xlink:actuate="onLoad"/></draw:frame><text:bookmark text:name="image1"/></text:p>
              </table:table-cell>
              <table:table-cell table:style-name="Tabella3.A1" office:value-type="string">
                <text:p text:style-name="P28"><draw:frame draw:style-name="fr7" draw:name="image2" text:anchor-type="as-char" svg:width="4.233cm" svg:height="0.529cm" draw:z-index="36"><draw:image xlink:href="http://www.prolococanale.it/immagini/eventi.jpg" xlink:type="simple" xlink:show="embed" xlink:actuate="onLoad"/></draw:frame><text:bookmark text:name="image2"/></text:p>
              </table:table-cell>
              <table:table-cell table:style-name="Tabella3.A1" office:value-type="string">
                <text:p text:style-name="P28"><draw:frame draw:style-name="fr7" draw:name="image3" text:anchor-type="as-char" svg:width="3.493cm" svg:height="0.529cm" draw:z-index="37"><draw:image xlink:href="http://www.prolococanale.it/immagini/percorsi.png" xlink:type="simple" xlink:show="embed" xlink:actuate="onLoad"/></draw:frame><text:bookmark text:name="image3"/></text:p>
              </table:table-cell>
              <table:table-cell table:style-name="Tabella3.A1" office:value-type="string">
                <text:p text:style-name="P29"><draw:a xlink:type="simple" xlink:href="https://www.facebook.com/proloco.canaledagordo?ref=ts&amp;fref=ts"><draw:frame draw:style-name="fr8" draw:name="image4" text:anchor-type="as-char" svg:width="3.431cm" svg:height="0.6cm" draw:z-index="38"><draw:image xlink:href="http://www.prolococanale.it/immagini/link.png" xlink:type="simple" xlink:show="embed" xlink:actuate="onLoad"/></draw:frame></draw:a><text:bookmark text:name="image4"/></text:p>
              </table:table-cell>
              <table:table-cell table:style-name="Tabella3.A1" office:value-type="string">
                <text:p text:style-name="P28"><draw:frame draw:style-name="fr7" draw:name="image5" text:anchor-type="as-char" svg:width="2.725cm" svg:height="0.529cm" draw:z-index="39"><draw:image xlink:href="http://www.prolococanale.it/immagini/utilita.png" xlink:type="simple" xlink:show="embed" xlink:actuate="onLoad"/></draw:frame><text:bookmark text:name="image5"/></text:p>
              </table:table-cell>
            </table:table-row>
          </table:table>
        </draw:text-box>
      </draw:frame>
      <draw:frame draw:style-name="fr1" draw:name="menuLayer01" text:anchor-type="page" text:anchor-page-number="1" svg:x="-7.938cm" svg:y="-7.938cm" svg:width="4.022cm" draw:z-index="31">
        <draw:text-box fo:min-height="1.588cm">
          <draw:frame draw:style-name="fr2" draw:name="menuLite01" text:anchor-type="frame" svg:x="0.026cm" svg:y="0.026cm" svg:width="3.969cm" draw:z-index="32">
            <draw:text-box fo:min-height="1.535cm">
              <draw:frame draw:style-name="fr3" draw:name="menuFg01" text:anchor-type="frame" svg:x="0.026cm" svg:y="0.026cm" svg:width="3.942cm" draw:z-index="33">
                <draw:text-box fo:min-height="1.508cm">
                  <draw:frame draw:style-name="fr4" draw:name="menuItem01" text:anchor-type="frame" svg:x="0cm" svg:y="0cm" svg:width="3.916cm" draw:z-index="40">
                    <draw:text-box fo:min-height="0.476cm">
                      <text:section text:style-name="Sect1" text:name="Sezione1">
                        <text:p text:style-name="Text_20_body"><text:bookmark text:name="menuItemText0"/></text:p>
                        <text:section text:style-name="Sect1" text:name="Sezione2">
                          <text:p text:style-name="P25"><text:bookmark text:name="menuItemText0Shim"/>Canale d'Agordo</text:p>
                        </text:section>
                      </text:section>
                      <text:section text:style-name="Sect1" text:name="Sezione3">
                        <text:p text:style-name="P24"><text:bookmark text:name="menuItemHilite0"/></text:p>
                        <text:section text:style-name="Sect1" text:name="Sezione4">
                          <text:p text:style-name="Text_20_body"><text:bookmark text:name="menuItemHilite0Shim"/></text:p>
                        </text:section>
                      </text:section>
                    </draw:text-box>
                  </draw:frame>
                  <draw:frame draw:style-name="fr4" draw:name="menuItem13" text:anchor-type="frame" svg:x="0cm" svg:y="0.503cm" svg:width="3.916cm" draw:z-index="41">
                    <draw:text-box fo:min-height="0.476cm">
                      <text:section text:style-name="Sect1" text:name="Sezione5">
                        <text:p text:style-name="Text_20_body"><text:bookmark text:name="menuItemText1"/></text:p>
                        <text:section text:style-name="Sect1" text:name="Sezione6">
                          <text:p text:style-name="P25"><text:bookmark text:name="menuItemText1Shim"/>Frazioni</text:p>
                        </text:section>
                      </text:section>
                      <text:section text:style-name="Sect1" text:name="Sezione7">
                        <text:p text:style-name="P24"><text:bookmark text:name="menuItemHilite1"/></text:p>
                        <text:section text:style-name="Sect1" text:name="Sezione8">
                          <text:p text:style-name="Text_20_body"><text:bookmark text:name="menuItemHilite1Shim"/></text:p>
                        </text:section>
                      </text:section>
                    </draw:text-box>
                  </draw:frame>
                  <draw:frame draw:style-name="fr4" draw:name="menuItem21" text:anchor-type="frame" svg:x="0cm" svg:y="1.005cm" svg:width="3.916cm" draw:z-index="42">
                    <draw:text-box fo:min-height="0.476cm">
                      <text:section text:style-name="Sect1" text:name="Sezione9">
                        <text:p text:style-name="Text_20_body"><text:bookmark text:name="menuItemText2"/></text:p>
                        <text:section text:style-name="Sect1" text:name="Sezione10">
                          <text:p text:style-name="P25"><text:bookmark text:name="menuItemText2Shim"/>Alberghi</text:p>
                        </text:section>
                      </text:section>
                      <text:section text:style-name="Sect1" text:name="Sezione11">
                        <text:p text:style-name="P24"><text:bookmark text:name="menuItemHilite2"/></text:p>
                        <text:section text:style-name="Sect1" text:name="Sezione12">
                          <text:p text:style-name="Text_20_body"><text:bookmark text:name="menuItemHilite2Shim"/></text:p>
                        </text:section>
                      </text:section>
                    </draw:text-box>
                  </draw:frame>
                  <text:section text:style-name="Sect1" text:name="Sezione13">
                    <text:p text:style-name="Text_20_body"><text:bookmark text:name="focusItem0"/></text:p>
                  </text:section>
                </draw:text-box>
              </draw:frame>
              <text:p text:style-name="Text_20_body"/>
            </draw:text-box>
          </draw:frame>
          <text:p text:style-name="Text_20_body"/>
        </draw:text-box>
      </draw:frame>
      <draw:frame draw:style-name="fr5" draw:name="menuLayer11" text:anchor-type="page" text:anchor-page-number="1" svg:x="-7.938cm" svg:y="-7.938cm" svg:width="4.339cm" draw:z-index="43">
        <draw:text-box fo:min-height="1.085cm">
          <draw:frame draw:style-name="fr2" draw:name="menuLite11" text:anchor-type="frame" svg:x="0.026cm" svg:y="0.026cm" svg:width="4.286cm" draw:z-index="44">
            <draw:text-box fo:min-height="1.032cm">
              <draw:frame draw:style-name="fr3" draw:name="menuFg11" text:anchor-type="frame" svg:x="0.026cm" svg:y="0.026cm" svg:width="4.26cm" draw:z-index="45">
                <draw:text-box fo:min-height="1.005cm">
                  <draw:frame draw:style-name="fr4" draw:name="menuItem31" text:anchor-type="frame" svg:x="0cm" svg:y="0cm" svg:width="4.233cm" draw:z-index="46">
                    <draw:text-box fo:min-height="0.476cm">
                      <text:section text:style-name="Sect1" text:name="Sezione14">
                        <text:p text:style-name="Text_20_body"><text:bookmark text:name="menuItemText3"/></text:p>
                        <text:section text:style-name="Sect1" text:name="Sezione15">
                          <text:p text:style-name="P25"><text:bookmark text:name="menuItemText3Shim"/>Papa Luciani</text:p>
                        </text:section>
                      </text:section>
                      <text:section text:style-name="Sect1" text:name="Sezione16">
                        <text:p text:style-name="P24"><text:bookmark text:name="menuItemHilite3"/></text:p>
                        <text:section text:style-name="Sect1" text:name="Sezione17">
                          <text:p text:style-name="Text_20_body"><text:bookmark text:name="menuItemHilite3Shim"/></text:p>
                        </text:section>
                      </text:section>
                    </draw:text-box>
                  </draw:frame>
                  <draw:frame draw:style-name="fr4" draw:name="menuItem41" text:anchor-type="frame" svg:x="0cm" svg:y="0.503cm" svg:width="4.233cm" draw:z-index="47">
                    <draw:text-box fo:min-height="0.476cm">
                      <text:section text:style-name="Sect1" text:name="Sezione18">
                        <text:p text:style-name="Text_20_body"><text:bookmark text:name="menuItemText4"/></text:p>
                        <text:section text:style-name="Sect1" text:name="Sezione19">
                          <text:p text:style-name="P25"><text:bookmark text:name="menuItemText4Shim"/>Manifestazioni</text:p>
                        </text:section>
                      </text:section>
                      <text:section text:style-name="Sect1" text:name="Sezione20">
                        <text:p text:style-name="P24"><text:bookmark text:name="menuItemHilite4"/></text:p>
                        <text:section text:style-name="Sect1" text:name="Sezione21">
                          <text:p text:style-name="Text_20_body"><text:bookmark text:name="menuItemHilite4Shim"/></text:p>
                        </text:section>
                      </text:section>
                    </draw:text-box>
                  </draw:frame>
                  <text:section text:style-name="Sect1" text:name="Sezione22">
                    <text:p text:style-name="Text_20_body"><text:bookmark text:name="focusItem1"/></text:p>
                  </text:section>
                </draw:text-box>
              </draw:frame>
              <text:p text:style-name="Text_20_body"/>
            </draw:text-box>
          </draw:frame>
          <text:p text:style-name="Text_20_body"/>
        </draw:text-box>
      </draw:frame>
      <draw:frame draw:style-name="fr5" draw:name="menuLayer21" text:anchor-type="page" text:anchor-page-number="1" svg:x="-7.938cm" svg:y="-7.938cm" svg:width="3.916cm" draw:z-index="48">
        <draw:text-box fo:min-height="1.588cm">
          <draw:frame draw:style-name="fr2" draw:name="menuLite21" text:anchor-type="frame" svg:x="0.026cm" svg:y="0.026cm" svg:width="3.863cm" draw:z-index="49">
            <draw:text-box fo:min-height="1.535cm">
              <draw:frame draw:style-name="fr3" draw:name="menuFg21" text:anchor-type="frame" svg:x="0.026cm" svg:y="0.026cm" svg:width="3.836cm" draw:z-index="50">
                <draw:text-box fo:min-height="1.508cm">
                  <draw:frame draw:style-name="fr4" draw:name="menuItem51" text:anchor-type="frame" svg:x="0cm" svg:y="0cm" svg:width="3.81cm" draw:z-index="51">
                    <draw:text-box fo:min-height="0.476cm">
                      <text:section text:style-name="Sect1" text:name="Sezione23">
                        <text:p text:style-name="Text_20_body"><text:bookmark text:name="menuItemText5"/></text:p>
                        <text:section text:style-name="Sect1" text:name="Sezione24">
                          <text:p text:style-name="P25"><text:bookmark text:name="menuItemText5Shim"/>Canale e dintorni</text:p>
                        </text:section>
                      </text:section>
                      <text:section text:style-name="Sect1" text:name="Sezione25">
                        <text:p text:style-name="P24"><text:bookmark text:name="menuItemHilite5"/></text:p>
                        <text:section text:style-name="Sect1" text:name="Sezione26">
                          <text:p text:style-name="Text_20_body"><text:bookmark text:name="menuItemHilite5Shim"/></text:p>
                        </text:section>
                      </text:section>
                    </draw:text-box>
                  </draw:frame>
                  <draw:frame draw:style-name="fr4" draw:name="menuItem61" text:anchor-type="frame" svg:x="0cm" svg:y="0.503cm" svg:width="3.81cm" draw:z-index="52">
                    <draw:text-box fo:min-height="0.476cm">
                      <text:section text:style-name="Sect1" text:name="Sezione27">
                        <text:p text:style-name="Text_20_body"><text:bookmark text:name="menuItemText6"/></text:p>
                        <text:section text:style-name="Sect1" text:name="Sezione28">
                          <text:p text:style-name="P25"><text:bookmark text:name="menuItemText6Shim"/>Casere</text:p>
                        </text:section>
                      </text:section>
                      <text:section text:style-name="Sect1" text:name="Sezione29">
                        <text:p text:style-name="P24"><text:bookmark text:name="menuItemHilite6"/></text:p>
                        <text:section text:style-name="Sect1" text:name="Sezione30">
                          <text:p text:style-name="Text_20_body"><text:bookmark text:name="menuItemHilite6Shim"/></text:p>
                        </text:section>
                      </text:section>
                    </draw:text-box>
                  </draw:frame>
                  <draw:frame draw:style-name="fr4" draw:name="menuItem71" text:anchor-type="frame" svg:x="0cm" svg:y="1.005cm" svg:width="3.81cm" draw:z-index="53">
                    <draw:text-box fo:min-height="0.476cm">
                      <text:section text:style-name="Sect1" text:name="Sezione31">
                        <text:p text:style-name="Text_20_body"><text:bookmark text:name="menuItemText7"/></text:p>
                        <text:section text:style-name="Sect1" text:name="Sezione32">
                          <text:p text:style-name="P25"><text:bookmark text:name="menuItemText7Shim"/>Biotopo di Garès</text:p>
                        </text:section>
                      </text:section>
                      <text:section text:style-name="Sect1" text:name="Sezione33">
                        <text:p text:style-name="P24"><text:bookmark text:name="menuItemHilite7"/></text:p>
                        <text:section text:style-name="Sect1" text:name="Sezione34">
                          <text:p text:style-name="Text_20_body"><text:bookmark text:name="menuItemHilite7Shim"/></text:p>
                        </text:section>
                      </text:section>
                    </draw:text-box>
                  </draw:frame>
                  <text:section text:style-name="Sect1" text:name="Sezione35">
                    <text:p text:style-name="Text_20_body"><text:bookmark text:name="focusItem2"/></text:p>
                  </text:section>
                </draw:text-box>
              </draw:frame>
              <text:p text:style-name="Text_20_body"/>
            </draw:text-box>
          </draw:frame>
          <text:p text:style-name="Text_20_body"/>
        </draw:text-box>
      </draw:frame>
      <draw:frame draw:style-name="fr5" draw:name="menuLayer31" text:anchor-type="page" text:anchor-page-number="1" svg:x="-7.938cm" svg:y="-7.938cm" svg:width="3.281cm" draw:z-index="54">
        <draw:text-box fo:min-height="0.582cm">
          <draw:frame draw:style-name="fr2" draw:name="menuLite31" text:anchor-type="frame" svg:x="0.026cm" svg:y="0.026cm" svg:width="3.228cm" draw:z-index="55">
            <draw:text-box fo:min-height="0.529cm">
              <draw:frame draw:style-name="fr3" draw:name="menuFg31" text:anchor-type="frame" svg:x="0.026cm" svg:y="0.026cm" svg:width="3.201cm" draw:z-index="56">
                <draw:text-box fo:min-height="0.503cm">
                  <draw:frame draw:style-name="fr4" draw:name="menuItem81" text:anchor-type="frame" svg:x="0cm" svg:y="0cm" svg:width="3.175cm" draw:z-index="57">
                    <draw:text-box fo:min-height="0.476cm">
                      <text:section text:style-name="Sect1" text:name="Sezione36">
                        <text:p text:style-name="Text_20_body"><text:bookmark text:name="menuItemText8"/></text:p>
                        <text:section text:style-name="Sect1" text:name="Sezione37">
                          <text:p text:style-name="P25"><text:bookmark text:name="menuItemText8Shim"/>Polisportiva</text:p>
                        </text:section>
                      </text:section>
                      <text:section text:style-name="Sect1" text:name="Sezione38">
                        <text:p text:style-name="P24"><text:bookmark text:name="menuItemHilite8"/></text:p>
                        <text:section text:style-name="Sect1" text:name="Sezione39">
                          <text:p text:style-name="Text_20_body"><text:bookmark text:name="menuItemHilite8Shim"/></text:p>
                        </text:section>
                      </text:section>
                    </draw:text-box>
                  </draw:frame>
                  <text:section text:style-name="Sect1" text:name="Sezione40">
                    <text:p text:style-name="Text_20_body"><text:bookmark text:name="focusItem3"/></text:p>
                  </text:section>
                </draw:text-box>
              </draw:frame>
              <text:p text:style-name="Text_20_body"/>
            </draw:text-box>
          </draw:frame>
          <text:p text:style-name="Text_20_body"/>
        </draw:text-box>
      </draw:frame>
      <draw:frame draw:style-name="fr5" draw:name="menuLayer41" text:anchor-type="page" text:anchor-page-number="1" svg:x="-7.938cm" svg:y="-7.938cm" svg:width="2.831cm" draw:z-index="58">
        <draw:text-box fo:min-height="2.09cm">
          <draw:frame draw:style-name="fr2" draw:name="menuLite41" text:anchor-type="frame" svg:x="0.026cm" svg:y="0.026cm" svg:width="2.778cm" draw:z-index="59">
            <draw:text-box fo:min-height="2.037cm">
              <draw:frame draw:style-name="fr3" draw:name="menuFg41" text:anchor-type="frame" svg:x="0.026cm" svg:y="0.026cm" svg:width="2.752cm" draw:z-index="60">
                <draw:text-box fo:min-height="2.011cm">
                  <draw:frame draw:style-name="fr4" draw:name="menuItem91" text:anchor-type="frame" svg:x="0cm" svg:y="0cm" svg:width="2.725cm" draw:z-index="61">
                    <draw:text-box fo:min-height="0.476cm">
                      <text:section text:style-name="Sect1" text:name="Sezione41">
                        <text:p text:style-name="Text_20_body"><text:bookmark text:name="menuItemText9"/></text:p>
                        <text:section text:style-name="Sect1" text:name="Sezione42">
                          <text:p text:style-name="P25"><text:bookmark text:name="menuItemText9Shim"/>Come arrivare</text:p>
                        </text:section>
                      </text:section>
                      <text:section text:style-name="Sect1" text:name="Sezione43">
                        <text:p text:style-name="P24"><text:bookmark text:name="menuItemHilite9"/></text:p>
                        <text:section text:style-name="Sect1" text:name="Sezione44">
                          <text:p text:style-name="Text_20_body"><text:bookmark text:name="menuItemHilite9Shim"/></text:p>
                        </text:section>
                      </text:section>
                    </draw:text-box>
                  </draw:frame>
                  <draw:frame draw:style-name="fr4" draw:name="menuItem101" text:anchor-type="frame" svg:x="0cm" svg:y="0.503cm" svg:width="2.725cm" draw:z-index="62">
                    <draw:text-box fo:min-height="0.476cm">
                      <text:section text:style-name="Sect1" text:name="Sezione45">
                        <text:p text:style-name="Text_20_body"><text:bookmark text:name="menuItemText10"/></text:p>
                        <text:section text:style-name="Sect1" text:name="Sezione46">
                          <text:p text:style-name="P25"><text:bookmark text:name="menuItemText10Shim"/>Meteo</text:p>
                        </text:section>
                      </text:section>
                      <text:section text:style-name="Sect1" text:name="Sezione47">
                        <text:p text:style-name="P24"><text:bookmark text:name="menuItemHilite10"/></text:p>
                        <text:section text:style-name="Sect1" text:name="Sezione48">
                          <text:p text:style-name="Text_20_body"><text:bookmark text:name="menuItemHilite10Shim"/></text:p>
                        </text:section>
                      </text:section>
                    </draw:text-box>
                  </draw:frame>
                  <draw:frame draw:style-name="fr4" draw:name="menuItem111" text:anchor-type="frame" svg:x="0cm" svg:y="1.005cm" svg:width="2.725cm" draw:z-index="63">
                    <draw:text-box fo:min-height="0.476cm">
                      <text:section text:style-name="Sect1" text:name="Sezione49">
                        <text:p text:style-name="Text_20_body"><text:bookmark text:name="menuItemText11"/></text:p>
                        <text:section text:style-name="Sect1" text:name="Sezione50">
                          <text:p text:style-name="P25"><text:bookmark text:name="menuItemText11Shim"/>Photogallery</text:p>
                        </text:section>
                      </text:section>
                      <text:section text:style-name="Sect1" text:name="Sezione51">
                        <text:p text:style-name="P24"><text:bookmark text:name="menuItemHilite11"/></text:p>
                        <text:section text:style-name="Sect1" text:name="Sezione52">
                          <text:p text:style-name="Text_20_body"><text:bookmark text:name="menuItemHilite11Shim"/></text:p>
                        </text:section>
                      </text:section>
                    </draw:text-box>
                  </draw:frame>
                  <draw:frame draw:style-name="fr4" draw:name="menuItem121" text:anchor-type="frame" svg:x="0cm" svg:y="1.508cm" svg:width="2.725cm" draw:z-index="64">
                    <draw:text-box fo:min-height="0.476cm">
                      <text:section text:style-name="Sect1" text:name="Sezione53">
                        <text:p text:style-name="Text_20_body"><text:bookmark text:name="menuItemText12"/></text:p>
                        <text:section text:style-name="Sect1" text:name="Sezione54">
                          <text:p text:style-name="P25"><text:bookmark text:name="menuItemText12Shim"/>Sponsor</text:p>
                        </text:section>
                      </text:section>
                      <text:section text:style-name="Sect1" text:name="Sezione55">
                        <text:p text:style-name="P24"><text:bookmark text:name="menuItemHilite12"/></text:p>
                        <text:section text:style-name="Sect1" text:name="Sezione56">
                          <text:p text:style-name="Text_20_body"><text:bookmark text:name="menuItemHilite12Shim"/></text:p>
                        </text:section>
                      </text:section>
                    </draw:text-box>
                  </draw:frame>
                  <text:section text:style-name="Sect1" text:name="Sezione57">
                    <text:p text:style-name="Text_20_body"><text:bookmark text:name="focusItem4"/></text:p>
                  </text:section>
                </draw:text-box>
              </draw:frame>
              <text:p text:style-name="Text_20_body"/>
            </draw:text-box>
          </draw:frame>
          <text:p text:style-name="Text_20_body"/>
        </draw:text-box>
      </draw:frame>
      <draw:frame draw:style-name="fr1" draw:name="banner1" text:anchor-type="page" text:anchor-page-number="1" svg:x="2.646cm" svg:y="0cm" svg:width="21.167cm" draw:z-index="65">
        <draw:text-box fo:min-height="2.117cm">
          <text:p text:style-name="P23"/>
        </draw:text-box>
      </draw:frame>
      <draw:frame draw:style-name="fr6" draw:name="tabella1" text:anchor-type="page" text:anchor-page-number="1" svg:x="2.646cm" svg:y="5.292cm" svg:width="21.167cm" draw:z-index="66">
        <draw:text-box fo:min-height="0.529cm">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row>
              <table:table-cell table:style-name="Tabella4.A1" office:value-type="string">
                <text:p text:style-name="P29"/>
              </table:table-cell>
              <table:table-cell table:style-name="Tabella4.A1" office:value-type="string">
                <text:p text:style-name="P28"><text:bookmark text:name="image11"/></text:p>
              </table:table-cell>
              <table:table-cell table:style-name="Tabella4.A1" office:value-type="string">
                <text:p text:style-name="P28"><text:bookmark text:name="image21"/></text:p>
              </table:table-cell>
              <table:table-cell table:style-name="Tabella4.A1" office:value-type="string">
                <text:p text:style-name="P28"><text:bookmark text:name="image31"/></text:p>
              </table:table-cell>
              <table:table-cell table:style-name="Tabella4.A1" office:value-type="string">
                <text:p text:style-name="P29"><text:bookmark text:name="image41"/></text:p>
              </table:table-cell>
              <table:table-cell table:style-name="Tabella4.A1" office:value-type="string">
                <text:p text:style-name="P28"><text:bookmark text:name="image51"/></text:p>
              </table:table-cell>
            </table:table-row>
          </table:table>
        </draw:text-box>
      </draw:frame>
      <draw:frame draw:style-name="fr1" draw:name="menuLayer02" text:anchor-type="page" text:anchor-page-number="1" svg:x="-7.938cm" svg:y="-7.938cm" svg:width="4.022cm" draw:z-index="67">
        <draw:text-box fo:min-height="1.588cm">
          <draw:frame draw:style-name="fr2" draw:name="menuLite02" text:anchor-type="frame" svg:x="0.026cm" svg:y="0.026cm" svg:width="3.969cm" draw:z-index="68">
            <draw:text-box fo:min-height="1.535cm">
              <draw:frame draw:style-name="fr3" draw:name="menuFg02" text:anchor-type="frame" svg:x="0.026cm" svg:y="0.026cm" svg:width="3.942cm" draw:z-index="69">
                <draw:text-box fo:min-height="1.508cm">
                  <draw:frame draw:style-name="fr4" draw:name="menuItem02" text:anchor-type="frame" svg:x="0cm" svg:y="0cm" svg:width="3.916cm" draw:z-index="70">
                    <draw:text-box fo:min-height="0.476cm">
                      <text:section text:style-name="Sect1" text:name="Sezione58">
                        <text:p text:style-name="Text_20_body"><text:bookmark text:name="menuItemText01"/></text:p>
                        <text:section text:style-name="Sect1" text:name="Sezione59">
                          <text:p text:style-name="P25"><text:bookmark text:name="menuItemText0Shim1"/>Canale d'Agordo</text:p>
                        </text:section>
                      </text:section>
                      <text:section text:style-name="Sect1" text:name="Sezione60">
                        <text:p text:style-name="P24"><text:bookmark text:name="menuItemHilite01"/></text:p>
                        <text:section text:style-name="Sect1" text:name="Sezione61">
                          <text:p text:style-name="Text_20_body"><text:bookmark text:name="menuItemHilite0Shim1"/></text:p>
                        </text:section>
                      </text:section>
                    </draw:text-box>
                  </draw:frame>
                  <draw:frame draw:style-name="fr4" draw:name="menuItem14" text:anchor-type="frame" svg:x="0cm" svg:y="0.503cm" svg:width="3.916cm" draw:z-index="71">
                    <draw:text-box fo:min-height="0.476cm">
                      <text:section text:style-name="Sect1" text:name="Sezione62">
                        <text:p text:style-name="Text_20_body"><text:bookmark text:name="menuItemText13"/></text:p>
                        <text:section text:style-name="Sect1" text:name="Sezione63">
                          <text:p text:style-name="P25"><text:bookmark text:name="menuItemText1Shim1"/>Frazioni</text:p>
                        </text:section>
                      </text:section>
                      <text:section text:style-name="Sect1" text:name="Sezione64">
                        <text:p text:style-name="P24"><text:bookmark text:name="menuItemHilite13"/></text:p>
                        <text:section text:style-name="Sect1" text:name="Sezione65">
                          <text:p text:style-name="Text_20_body"><text:bookmark text:name="menuItemHilite1Shim1"/></text:p>
                        </text:section>
                      </text:section>
                    </draw:text-box>
                  </draw:frame>
                  <draw:frame draw:style-name="fr4" draw:name="menuItem22" text:anchor-type="frame" svg:x="0cm" svg:y="1.005cm" svg:width="3.916cm" draw:z-index="72">
                    <draw:text-box fo:min-height="0.476cm">
                      <text:section text:style-name="Sect1" text:name="Sezione66">
                        <text:p text:style-name="Text_20_body"><text:bookmark text:name="menuItemText21"/></text:p>
                        <text:section text:style-name="Sect1" text:name="Sezione67">
                          <text:p text:style-name="P25"><text:bookmark text:name="menuItemText2Shim1"/>Alberghi</text:p>
                        </text:section>
                      </text:section>
                      <text:section text:style-name="Sect1" text:name="Sezione68">
                        <text:p text:style-name="P24"><text:bookmark text:name="menuItemHilite21"/></text:p>
                        <text:section text:style-name="Sect1" text:name="Sezione69">
                          <text:p text:style-name="Text_20_body"><text:bookmark text:name="menuItemHilite2Shim1"/></text:p>
                        </text:section>
                      </text:section>
                    </draw:text-box>
                  </draw:frame>
                  <text:section text:style-name="Sect1" text:name="Sezione70">
                    <text:p text:style-name="Text_20_body"><text:bookmark text:name="focusItem01"/></text:p>
                  </text:section>
                </draw:text-box>
              </draw:frame>
              <text:p text:style-name="Text_20_body"/>
            </draw:text-box>
          </draw:frame>
          <text:p text:style-name="Text_20_body"/>
        </draw:text-box>
      </draw:frame>
      <draw:frame draw:style-name="fr5" draw:name="menuLayer12" text:anchor-type="page" text:anchor-page-number="1" svg:x="-7.938cm" svg:y="-7.938cm" svg:width="4.339cm" draw:z-index="73">
        <draw:text-box fo:min-height="1.085cm">
          <draw:frame draw:style-name="fr2" draw:name="menuLite12" text:anchor-type="frame" svg:x="0.026cm" svg:y="0.026cm" svg:width="4.286cm" draw:z-index="74">
            <draw:text-box fo:min-height="1.032cm">
              <draw:frame draw:style-name="fr3" draw:name="menuFg12" text:anchor-type="frame" svg:x="0.026cm" svg:y="0.026cm" svg:width="4.26cm" draw:z-index="75">
                <draw:text-box fo:min-height="1.005cm">
                  <draw:frame draw:style-name="fr4" draw:name="menuItem32" text:anchor-type="frame" svg:x="0cm" svg:y="0cm" svg:width="4.233cm" draw:z-index="76">
                    <draw:text-box fo:min-height="0.476cm">
                      <text:section text:style-name="Sect1" text:name="Sezione71">
                        <text:p text:style-name="Text_20_body"><text:bookmark text:name="menuItemText31"/></text:p>
                        <text:section text:style-name="Sect1" text:name="Sezione72">
                          <text:p text:style-name="P25"><text:bookmark text:name="menuItemText3Shim1"/>Papa Luciani</text:p>
                        </text:section>
                      </text:section>
                      <text:section text:style-name="Sect1" text:name="Sezione73">
                        <text:p text:style-name="P24"><text:bookmark text:name="menuItemHilite31"/></text:p>
                        <text:section text:style-name="Sect1" text:name="Sezione74">
                          <text:p text:style-name="Text_20_body"><text:bookmark text:name="menuItemHilite3Shim1"/></text:p>
                        </text:section>
                      </text:section>
                    </draw:text-box>
                  </draw:frame>
                  <draw:frame draw:style-name="fr4" draw:name="menuItem42" text:anchor-type="frame" svg:x="0cm" svg:y="0.503cm" svg:width="4.233cm" draw:z-index="77">
                    <draw:text-box fo:min-height="0.476cm">
                      <text:section text:style-name="Sect1" text:name="Sezione75">
                        <text:p text:style-name="Text_20_body"><text:bookmark text:name="menuItemText41"/></text:p>
                        <text:section text:style-name="Sect1" text:name="Sezione76">
                          <text:p text:style-name="P25"><text:bookmark text:name="menuItemText4Shim1"/>Manifestazioni</text:p>
                        </text:section>
                      </text:section>
                      <text:section text:style-name="Sect1" text:name="Sezione77">
                        <text:p text:style-name="P24"><text:bookmark text:name="menuItemHilite41"/></text:p>
                        <text:section text:style-name="Sect1" text:name="Sezione78">
                          <text:p text:style-name="Text_20_body"><text:bookmark text:name="menuItemHilite4Shim1"/></text:p>
                        </text:section>
                      </text:section>
                    </draw:text-box>
                  </draw:frame>
                  <text:section text:style-name="Sect1" text:name="Sezione79">
                    <text:p text:style-name="Text_20_body"><text:bookmark text:name="focusItem11"/></text:p>
                  </text:section>
                </draw:text-box>
              </draw:frame>
              <text:p text:style-name="Text_20_body"/>
            </draw:text-box>
          </draw:frame>
          <text:p text:style-name="Text_20_body"/>
        </draw:text-box>
      </draw:frame>
      <draw:frame draw:style-name="fr5" draw:name="menuLayer22" text:anchor-type="page" text:anchor-page-number="1" svg:x="-7.938cm" svg:y="-7.938cm" svg:width="3.916cm" draw:z-index="78">
        <draw:text-box fo:min-height="1.588cm">
          <draw:frame draw:style-name="fr2" draw:name="menuLite22" text:anchor-type="frame" svg:x="0.026cm" svg:y="0.026cm" svg:width="3.863cm" draw:z-index="79">
            <draw:text-box fo:min-height="1.535cm">
              <draw:frame draw:style-name="fr3" draw:name="menuFg22" text:anchor-type="frame" svg:x="0.026cm" svg:y="0.026cm" svg:width="3.836cm" draw:z-index="80">
                <draw:text-box fo:min-height="1.508cm">
                  <draw:frame draw:style-name="fr4" draw:name="menuItem52" text:anchor-type="frame" svg:x="0cm" svg:y="0cm" svg:width="3.81cm" draw:z-index="81">
                    <draw:text-box fo:min-height="0.476cm">
                      <text:section text:style-name="Sect1" text:name="Sezione80">
                        <text:p text:style-name="Text_20_body"><text:bookmark text:name="menuItemText51"/></text:p>
                        <text:section text:style-name="Sect1" text:name="Sezione81">
                          <text:p text:style-name="P25"><text:bookmark text:name="menuItemText5Shim1"/>Canale e dintorni</text:p>
                        </text:section>
                      </text:section>
                      <text:section text:style-name="Sect1" text:name="Sezione82">
                        <text:p text:style-name="P24"><text:bookmark text:name="menuItemHilite51"/></text:p>
                        <text:section text:style-name="Sect1" text:name="Sezione83">
                          <text:p text:style-name="Text_20_body"><text:bookmark text:name="menuItemHilite5Shim1"/></text:p>
                        </text:section>
                      </text:section>
                    </draw:text-box>
                  </draw:frame>
                  <draw:frame draw:style-name="fr4" draw:name="menuItem62" text:anchor-type="frame" svg:x="0cm" svg:y="0.503cm" svg:width="3.81cm" draw:z-index="82">
                    <draw:text-box fo:min-height="0.476cm">
                      <text:section text:style-name="Sect1" text:name="Sezione84">
                        <text:p text:style-name="Text_20_body"><text:bookmark text:name="menuItemText61"/></text:p>
                        <text:section text:style-name="Sect1" text:name="Sezione85">
                          <text:p text:style-name="P25"><text:bookmark text:name="menuItemText6Shim1"/>Casere</text:p>
                        </text:section>
                      </text:section>
                      <text:section text:style-name="Sect1" text:name="Sezione86">
                        <text:p text:style-name="P24"><text:bookmark text:name="menuItemHilite61"/></text:p>
                        <text:section text:style-name="Sect1" text:name="Sezione87">
                          <text:p text:style-name="Text_20_body"><text:bookmark text:name="menuItemHilite6Shim1"/></text:p>
                        </text:section>
                      </text:section>
                    </draw:text-box>
                  </draw:frame>
                  <draw:frame draw:style-name="fr4" draw:name="menuItem72" text:anchor-type="frame" svg:x="0cm" svg:y="1.005cm" svg:width="3.81cm" draw:z-index="83">
                    <draw:text-box fo:min-height="0.476cm">
                      <text:section text:style-name="Sect1" text:name="Sezione88">
                        <text:p text:style-name="Text_20_body"><text:bookmark text:name="menuItemText71"/></text:p>
                        <text:section text:style-name="Sect1" text:name="Sezione89">
                          <text:p text:style-name="P25"><text:bookmark text:name="menuItemText7Shim1"/>Biotopo di Garès</text:p>
                        </text:section>
                      </text:section>
                      <text:section text:style-name="Sect1" text:name="Sezione90">
                        <text:p text:style-name="P24"><text:bookmark text:name="menuItemHilite71"/></text:p>
                        <text:section text:style-name="Sect1" text:name="Sezione91">
                          <text:p text:style-name="Text_20_body"><text:bookmark text:name="menuItemHilite7Shim1"/></text:p>
                        </text:section>
                      </text:section>
                    </draw:text-box>
                  </draw:frame>
                  <text:section text:style-name="Sect1" text:name="Sezione92">
                    <text:p text:style-name="Text_20_body"><text:bookmark text:name="focusItem21"/></text:p>
                  </text:section>
                </draw:text-box>
              </draw:frame>
              <text:p text:style-name="Text_20_body"/>
            </draw:text-box>
          </draw:frame>
          <text:p text:style-name="Text_20_body"/>
        </draw:text-box>
      </draw:frame>
      <draw:frame draw:style-name="fr5" draw:name="menuLayer32" text:anchor-type="page" text:anchor-page-number="1" svg:x="-7.938cm" svg:y="-7.938cm" svg:width="3.281cm" draw:z-index="84">
        <draw:text-box fo:min-height="0.582cm">
          <draw:frame draw:style-name="fr2" draw:name="menuLite32" text:anchor-type="frame" svg:x="0.026cm" svg:y="0.026cm" svg:width="3.228cm" draw:z-index="85">
            <draw:text-box fo:min-height="0.529cm">
              <draw:frame draw:style-name="fr3" draw:name="menuFg32" text:anchor-type="frame" svg:x="0.026cm" svg:y="0.026cm" svg:width="3.201cm" draw:z-index="86">
                <draw:text-box fo:min-height="0.503cm">
                  <draw:frame draw:style-name="fr4" draw:name="menuItem82" text:anchor-type="frame" svg:x="0cm" svg:y="0cm" svg:width="3.175cm" draw:z-index="87">
                    <draw:text-box fo:min-height="0.476cm">
                      <text:section text:style-name="Sect1" text:name="Sezione93">
                        <text:p text:style-name="Text_20_body"><text:bookmark text:name="menuItemText81"/></text:p>
                        <text:section text:style-name="Sect1" text:name="Sezione94">
                          <text:p text:style-name="P25"><text:bookmark text:name="menuItemText8Shim1"/>Polisportiva</text:p>
                        </text:section>
                      </text:section>
                      <text:section text:style-name="Sect1" text:name="Sezione95">
                        <text:p text:style-name="P24"><text:bookmark text:name="menuItemHilite81"/></text:p>
                        <text:section text:style-name="Sect1" text:name="Sezione96">
                          <text:p text:style-name="Text_20_body"><text:bookmark text:name="menuItemHilite8Shim1"/></text:p>
                        </text:section>
                      </text:section>
                    </draw:text-box>
                  </draw:frame>
                  <text:section text:style-name="Sect1" text:name="Sezione97">
                    <text:p text:style-name="Text_20_body"><text:bookmark text:name="focusItem31"/></text:p>
                  </text:section>
                </draw:text-box>
              </draw:frame>
              <text:p text:style-name="Text_20_body"/>
            </draw:text-box>
          </draw:frame>
          <text:p text:style-name="Text_20_body"/>
        </draw:text-box>
      </draw:frame>
      <draw:frame draw:style-name="fr5" draw:name="menuLayer42" text:anchor-type="page" text:anchor-page-number="1" svg:x="-7.938cm" svg:y="-7.938cm" svg:width="2.831cm" draw:z-index="88">
        <draw:text-box fo:min-height="2.09cm">
          <draw:frame draw:style-name="fr2" draw:name="menuLite42" text:anchor-type="frame" svg:x="0.026cm" svg:y="0.026cm" svg:width="2.778cm" draw:z-index="89">
            <draw:text-box fo:min-height="2.037cm">
              <draw:frame draw:style-name="fr3" draw:name="menuFg42" text:anchor-type="frame" svg:x="0.026cm" svg:y="0.026cm" svg:width="2.752cm" draw:z-index="90">
                <draw:text-box fo:min-height="2.011cm">
                  <draw:frame draw:style-name="fr4" draw:name="menuItem92" text:anchor-type="frame" svg:x="0cm" svg:y="0cm" svg:width="2.725cm" draw:z-index="91">
                    <draw:text-box fo:min-height="0.476cm">
                      <text:section text:style-name="Sect1" text:name="Sezione98">
                        <text:p text:style-name="Text_20_body"><text:bookmark text:name="menuItemText91"/></text:p>
                        <text:section text:style-name="Sect1" text:name="Sezione99">
                          <text:p text:style-name="P25"><text:bookmark text:name="menuItemText9Shim1"/>Come arrivare</text:p>
                        </text:section>
                      </text:section>
                      <text:section text:style-name="Sect1" text:name="Sezione100">
                        <text:p text:style-name="P24"><text:bookmark text:name="menuItemHilite91"/></text:p>
                        <text:section text:style-name="Sect1" text:name="Sezione101">
                          <text:p text:style-name="Text_20_body"><text:bookmark text:name="menuItemHilite9Shim1"/></text:p>
                        </text:section>
                      </text:section>
                    </draw:text-box>
                  </draw:frame>
                  <draw:frame draw:style-name="fr4" draw:name="menuItem102" text:anchor-type="frame" svg:x="0cm" svg:y="0.503cm" svg:width="2.725cm" draw:z-index="92">
                    <draw:text-box fo:min-height="0.476cm">
                      <text:section text:style-name="Sect1" text:name="Sezione102">
                        <text:p text:style-name="Text_20_body"><text:bookmark text:name="menuItemText101"/></text:p>
                        <text:section text:style-name="Sect1" text:name="Sezione103">
                          <text:p text:style-name="P25"><text:bookmark text:name="menuItemText10Shim1"/>Meteo</text:p>
                        </text:section>
                      </text:section>
                      <text:section text:style-name="Sect1" text:name="Sezione104">
                        <text:p text:style-name="P24"><text:bookmark text:name="menuItemHilite101"/></text:p>
                        <text:section text:style-name="Sect1" text:name="Sezione105">
                          <text:p text:style-name="Text_20_body"><text:bookmark text:name="menuItemHilite10Shim1"/></text:p>
                        </text:section>
                      </text:section>
                    </draw:text-box>
                  </draw:frame>
                  <draw:frame draw:style-name="fr4" draw:name="menuItem112" text:anchor-type="frame" svg:x="0cm" svg:y="1.005cm" svg:width="2.725cm" draw:z-index="93">
                    <draw:text-box fo:min-height="0.476cm">
                      <text:section text:style-name="Sect1" text:name="Sezione106">
                        <text:p text:style-name="Text_20_body"><text:bookmark text:name="menuItemText111"/></text:p>
                        <text:section text:style-name="Sect1" text:name="Sezione107">
                          <text:p text:style-name="P25"><text:bookmark text:name="menuItemText11Shim1"/>Photogallery</text:p>
                        </text:section>
                      </text:section>
                      <text:section text:style-name="Sect1" text:name="Sezione108">
                        <text:p text:style-name="P24"><text:bookmark text:name="menuItemHilite111"/></text:p>
                        <text:section text:style-name="Sect1" text:name="Sezione109">
                          <text:p text:style-name="Text_20_body"><text:bookmark text:name="menuItemHilite11Shim1"/></text:p>
                        </text:section>
                      </text:section>
                    </draw:text-box>
                  </draw:frame>
                  <draw:frame draw:style-name="fr4" draw:name="menuItem122" text:anchor-type="frame" svg:x="0cm" svg:y="1.508cm" svg:width="2.725cm" draw:z-index="94">
                    <draw:text-box fo:min-height="0.476cm">
                      <text:section text:style-name="Sect1" text:name="Sezione110">
                        <text:p text:style-name="Text_20_body"><text:bookmark text:name="menuItemText121"/></text:p>
                        <text:section text:style-name="Sect1" text:name="Sezione111">
                          <text:p text:style-name="P25"><text:bookmark text:name="menuItemText12Shim1"/>Sponsor</text:p>
                        </text:section>
                      </text:section>
                      <text:section text:style-name="Sect1" text:name="Sezione112">
                        <text:p text:style-name="P24"><text:bookmark text:name="menuItemHilite121"/></text:p>
                        <text:section text:style-name="Sect1" text:name="Sezione113">
                          <text:p text:style-name="Text_20_body"><text:bookmark text:name="menuItemHilite12Shim1"/></text:p>
                        </text:section>
                      </text:section>
                    </draw:text-box>
                  </draw:frame>
                  <text:section text:style-name="Sect1" text:name="Sezione114">
                    <text:p text:style-name="Text_20_body"><text:bookmark text:name="focusItem41"/></text:p>
                  </text:section>
                </draw:text-box>
              </draw:frame>
              <text:p text:style-name="Text_20_body"/>
            </draw:text-box>
          </draw:frame>
          <text:p text:style-name="Text_20_body"/>
        </draw:text-box>
      </draw:frame>
      <text:p text:style-name="P1"/>
      <text:p text:style-name="P1"/>
      <text:p text:style-name="P1">CANALE D'AGORDO</text:p>
      <text:p text:style-name="P1">VALLE DEL BIOIS</text:p>
      <text:p text:style-name="P33">DOLOMITI<text:tab/><text:tab/><text:tab/><text:tab/><text:tab/><text:tab/><text:tab/><text:tab/><text:tab/><text:tab/>ita-en-de</text:p>
      <text:p text:style-name="P1"/>
      <text:p text:style-name="P2"/>
      <text:p text:style-name="P2"/>
      <table:table table:name="Tabella1" table:style-name="Tabella1">
        <table:table-column table:style-name="Tabella1.A" table:number-columns-repeated="5"/>
        <table:table-column table:style-name="Tabella1.F"/>
        <table:table-row>
          <table:table-cell table:style-name="Tabella1.A1" office:value-type="string">
            <text:p text:style-name="P7">CANALE D'AGORDO e VALLE DEL BIOIS</text:p>
            <text:p text:style-name="P7"/>
          </table:table-cell>
          <table:table-cell table:style-name="Tabella1.A1" office:value-type="string">
            <text:p text:style-name="P7">ALLOGGI</text:p>
          </table:table-cell>
          <table:table-cell table:style-name="Tabella1.A1" office:value-type="string">
            <text:p text:style-name="P7">RISTORANTI, BAR, NEGOZI</text:p>
          </table:table-cell>
          <table:table-cell table:style-name="Tabella1.A1" office:value-type="string">
            <text:p text:style-name="P7">COSA FARE</text:p>
          </table:table-cell>
          <table:table-cell table:style-name="Tabella1.A1" office:value-type="string">
            <text:p text:style-name="P7">EVENTI</text:p>
          </table:table-cell>
          <table:table-cell table:style-name="Tabella1.F1" office:value-type="string">
            <text:p text:style-name="P7">CONTATTI, WEBCAM, METEO</text:p>
          </table:table-cell>
        </table:table-row>
      </table:table>
      <text:p text:style-name="P2"/>
      <text:p text:style-name="P2"/>
      <text:list xml:id="list4954561616876883664" text:style-name="L1">
        <text:list-item>
          <text:p text:style-name="P31">Canale d'Agordo: io qui metterei una breve descrizione del paese (anche Valle di Gares, frazioni e Valle del Biois), con la posizione, come arrivarci in macchina, treno, bus, le distanze dai centri più importanti limitrofi: Bolzano, Trento, Belluno, Treviso, Venezia.</text:p>
          <text:p text:style-name="P31"/>
        </text:list-item>
        <text:list-item>
          <text:p text:style-name="P31">Alloggi: qui inserirei intanto la lista delle strutture ricettive di Canale d' Agordo: hotel, alberghi, b&amp;b, garnì, appartamenti.</text:p>
        </text:list-item>
      </text:list>
      <text:p text:style-name="P2"/>
      <text:list xml:id="list37766963" text:continue-numbering="true" text:style-name="L1">
        <text:list-item>
          <text:p text:style-name="P31">Ristoranti, bar, negozi: qui inserirei la lista degli esercizi di Canale (bar, parrucchiera, <text:soft-page-break/>alimentari, ristoranti, etc.)</text:p>
          <text:p text:style-name="P31"/>
        </text:list-item>
        <text:list-item>
          <text:p text:style-name="P31">Cosa fare: qui sotto due voci distinte, estate e inverno, metterei le relative descrizioni delle attività che si possono praticare a Canale d'Agordo, dei musei etc.</text:p>
          <text:p text:style-name="P31">- Estate: passeggiate, escursioni, Valle di Gares, rifugi, latterie da visitare...</text:p>
          <text:p text:style-name="P31">- Inverno: sci nordico, pattinaggio, pista kart etc...</text:p>
        </text:list-item>
      </text:list>
      <text:p text:style-name="P2"/>
      <text:list xml:id="list3518036161700307599" text:style-name="L2">
        <text:list-item>
          <text:p text:style-name="P32">Eventi: qui inserirei il calendario con le manifestazioni.</text:p>
          <text:p text:style-name="P32"/>
        </text:list-item>
        <text:list-item>
          <text:p text:style-name="P32">Contatti, webcam, meteo: qui metterei l'orario dell'ufficio proloco, i contatti, pagina facebook, telefono, mail; il link della webcam (il museo ne ha una aggiornata) e il meteo.</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text:span text:style-name="T1">1. CANALE D'AGORDO</text:span><text:span text:style-name="T2"><text:line-break/></text:span><text:span text:style-name="T4"><text:line-break/><text:line-break/>Canale d' Agordo, nel cuore della Valle del Biois e delle Dolomiti Patrimonio UNESCO, è carico di storia, il paese di montagna che diede i natali al Pontefice Giovanni Paolo I, più umilmente conosciuto come <text:s/>Albino Luciani e al paesaggista settecentesco Giuseppe Xaiz. Con la Casa delle Regole e la Prima Latteria Cooperativa d'Italia, istituita da Don Antonio della Lucia, il paese con i “santi alle finestre” brulica dell'arte degli affreschi di Giuliano de Rocco e della sacralità che si respira nell'antica chiesa trecentesca della Pieve, dedicata a San Giovanni Battista.</text:span></text:p>
      <text:p text:style-name="P4">Ma Canale d' Agordo non è soltanto storia, bensì anche il luogo dove, nella seconda metà dell'Ottocento, fu aperto l'albergo “Al Gallo”, il primo della vallata. Turismo, quindi, ma anche eventi, sport e natura, con la magnifica Valle di Garés, porta di accesso alle imponenti Pale di San Martino. <text:s/></text:p>
      <text:p text:style-name="P4">Garés, antico villaggio di minatori, conserva nell'acqua delle sue cascate, la magia che nasce dalle Comelle e che rende il paesaggio unico nella flora e nella fauna. Uno specchio naturale, il biotopo, dove madre natura si riflette...</text:p>
      <text:p text:style-name="P4">Chi respira l' atmosfera di Canale d' Agordo e vede i suoi boschi per la prima volta non può non innamorarsi e non farvi ritorno. </text:p>
      <text:p text:style-name="P4"/>
      <text:p text:style-name="P6">COME ARRIVARE</text:p>
      <text:p text:style-name="P5"><text:line-break/>Autostrada A27 Venezia - Belluno (uscita Belluno)- Agordo (SR203 Agordina)- Cencenighe Agordino- Canale d' Agordo. </text:p>
      <text:p text:style-name="P19">Autostrada A22 Modena - Brennero (uscita Egna-Ora)- Val di Fiemme e Fassa- Passo San Pellegrino- Falcade- Canale d' Agordo</text:p>
      <text:p text:style-name="P20">Collegamenti autobus di linea : Dolomitibus</text:p>
      <text:p text:style-name="P20">Collegamenti treno: Trenitalia</text:p>
      <text:p text:style-name="P19">Aeroporti: Venezia, Treviso</text:p>
      <text:p text:style-name="P19">DISTANZE:</text:p>
      <text:p text:style-name="P19">Belluno: 50 km</text:p>
      <text:p text:style-name="P19">Bolzano: 69 km</text:p>
      <text:p text:style-name="P19">Trento: 97 km</text:p>
      <text:p text:style-name="P19">Treviso: 120 km</text:p>
      <text:p text:style-name="P19">Venezia: 150 km</text:p>
      <text:p text:style-name="P21"><text:soft-page-break/></text:p>
      <text:p text:style-name="P6">2. ALLOGGI:</text:p>
      <text:p text:style-name="P4"/>
      <text:p text:style-name="P4">Le opportunità di soggiornare a Canale d' Agordo non mancano di certo. </text:p>
      <text:p text:style-name="P4">A seconda che si voglia pernottare in un garnì o b&amp;b, in un hotel in centro paese o ancora in campeggio, a stretto contatto con la natura, piuttosto che in una delle frazioni alte del capoluogo, dove la cura del paesaggio avviene ancora grazie allo sfalcio e al pascolo del bestiame, Canale cerca di soddisfare al meglio le richieste dei suoi ospiti e di accogliere il turista con il calore e la semplicità che da sempre hanno contraddistinto la nostra terra.</text:p>
      <text:p text:style-name="P4"/>
      <text:p text:style-name="P4">ELENCO STRUTTURE RICETTIVE+ APPARTAMENTI+ CAMPEGGIO</text:p>
      <text:p text:style-name="P4"/>
      <text:p text:style-name="P4"/>
      <text:p text:style-name="P6">3. RISTORANTI, BAR, NEGOZI</text:p>
      <text:p text:style-name="P6"/>
      <text:p text:style-name="P4">Nel paese di Canale d' Agordo le occasioni per lo shopping, gli acquisti e, perchè no, un aperitivo in compagnia piuttosto che le cene raffinate <text:s/>o una bella pizza tra amici non mancano mai.</text:p>
      <text:p text:style-name="P4"/>
      <text:p text:style-name="P4">L'elenco dei negozi e dei bar e ristoranti di Canale d' Agordo:</text:p>
      <text:p text:style-name="P4"/>
      <text:p text:style-name="P3"><text:span text:style-name="T4">ALIMENTARI Z3S generi alimentari, via Tancon nr. 2/A- tel. + 39 </text:span><text:span text:style-name="T5">0437 590828</text:span> </text:p>
      <text:p text:style-name="P3"><text:span text:style-name="T4">MERCERIA MODA DA LAURA- merceria, abbigliamento, via Tancon, nr. 7- tel. +39 </text:span><text:a xlink:type="simple" xlink:href="https://www.google.com/search?q=merceria+moda+da+laura+canale+d+agordo&amp;rlz=1C1AVUB_enIT804IT804&amp;oq=merceria+moda+da+laura+canale+d+agordo&amp;aqs=chrome..69i57.10807j0j4&amp;sourceid=chrome&amp;ie=UTF-8#" text:style-name="Internet_20_link" text:visited-style-name="Visited_20_Internet_20_Link"><text:span text:style-name="T8">345 338 2945</text:span></text:a><text:span text:style-name="T14"> </text:span></text:p>
      <text:p text:style-name="P3"><text:span text:style-name="T4">ALIMENTARI LA BOTEGA- generi alimentari, via Lotta nr. 31- tel. + 39 </text:span><text:a xlink:type="simple" xlink:href="https://www.google.com/search?rlz=1C1AVUB_enIT804IT804&amp;ei=lFQmXMuTLonpsAfAoaqQDA&amp;q=alimentari+la+botega+canale+d+agordo&amp;oq=alimentari+la+botega+canale+d+agordo&amp;gs_l=psy-ab.3..33i160.38673.49444..49830...11.0..4.341.6906.2j32j6j3......0....1..gws-wiz.......0j35i39j0i131j0i67j0i10j0i30j0i19j0i30i19j35i304i39j0i13j0i131i67j0i22i10i30j0i22i30j0i13i30j33i22i29i30j33i21.O7-vfHVN18A#" text:style-name="Internet_20_link" text:visited-style-name="Visited_20_Internet_20_Link"><text:span text:style-name="T8">0437 501147</text:span></text:a><text:span text:style-name="T14"> </text:span></text:p>
      <text:p text:style-name="P4">FOTOBAZAR LORENZI- edicola, ricariche, superenalotto, souvenirs, via Lotta, nr. 37</text:p>
      <text:p text:style-name="P4">FIOCCO CALZATURE &amp; SOUVENIRS- calzature e souvenirs, via Roma nr. 2</text:p>
      <text:p text:style-name="P4">IL FILO'edicola, souvenirs, Piazza Papa Luciani nr. 26</text:p>
      <text:p text:style-name="P4">CAPELLOMANIA parrucchiera uomo donna, Piazza Papa Luciani nr. </text:p>
      <text:p text:style-name="P4">DIAMOCI UN TAGLIO parrucchiera uomo donna, via Roma nr.</text:p>
      <text:p text:style-name="P4">PANIFICIO CROCK panificio, via Roma nr. 1</text:p>
      <text:p text:style-name="P4">MACELLERIA COSTA carne e salumi, Piazza Papa Luciani, 49</text:p>
      <text:p text:style-name="P4">FARMACIA GIARDINA, Piazza Papa Luciani nr. 5</text:p>
      <text:p text:style-name="P4"/>
      <text:p text:style-name="P4">BAR SPORT, Piazza Papa Luciani nr. 48</text:p>
      <text:p text:style-name="P4">BAR ZANNONER, Piazza Papa Luciani nr. 27</text:p>
      <text:p text:style-name="P4">CREMA &amp; CIOCCOLATO, Piazza Papa Luciani nr. 38</text:p>
      <text:p text:style-name="P4"><text:soft-page-break/>BAR COLMEAN, Fraz. Colmean nr. 9- tel. +39 0437 592078 nr. </text:p>
      <text:p text:style-name="P4">PIZZERIA RISTORANTE COSTA, Piazza Salvatore Serafini nr. 11- tel. +39 0437 590226</text:p>
      <text:p text:style-name="P4">RISTORANTE ALLE CODOLE, via XX agosto nr. 27- tel. +39 0437 590396</text:p>
      <text:p text:style-name="P3"><text:span text:style-name="T4">RISTORANTE NEVADA, Loc. Gares- tel. +39 </text:span><text:a xlink:type="simple" xlink:href="https://www.google.com/search?rlz=1C1AVUB_enIT804IT804&amp;ei=eE4mXKbXIaKtrgTto4v4Cg&amp;q=albergo+nevada+gares&amp;oq=albergo+nevada+&amp;gs_l=psy-ab.3.1.0l5j0i22i30l5.368624.371805..374223...0.0..1.547.3045.0j10j4j5-1......0....1..gws-wiz.......38j0i71j0i131j0i67j0i20i263.dvhjAhLC_eU#" text:style-name="Internet_20_link" text:visited-style-name="Visited_20_Internet_20_Link"><text:span text:style-name="T8">0437 501311</text:span></text:a><text:span text:style-name="T14"> </text:span></text:p>
      <text:p text:style-name="P3"><text:span text:style-name="T4">RISTORANTE CAPANNA CIMA COMELLE Loc. Gares, Pian de Giare nr. 1- tel. +39 </text:span><text:span text:style-name="T7">0437 590896</text:span> </text:p>
      <text:p text:style-name="P3"><text:span text:style-name="T4">RISTORANTE TABIA, Frazione Feder nr. 13- tel. +39 </text:span><text:span text:style-name="T7">0437 590434</text:span> </text:p>
      <text:p text:style-name="P4">RISTORANTE LAGAZZON, Località Lagazzon nr. 1- tel. +39 0437 501135</text:p>
      <text:p text:style-name="P6"/>
      <text:p text:style-name="P6"/>
      <text:list xml:id="list7509915505312028917" text:style-name="L3">
        <text:list-item>
          <text:p text:style-name="P35">COSA FARE</text:p>
        </text:list-item>
      </text:list>
      <text:p text:style-name="P6">-ESTATE</text:p>
      <text:p text:style-name="P6"/>
      <text:p text:style-name="P6"/>
      <text:p text:style-name="P6"/>
      <text:p text:style-name="P6"/>
      <text:p text:style-name="P6"/>
      <text:p text:style-name="P6"/>
      <text:p text:style-name="P4"/>
      <text:p text:style-name="P4"/>
      <text:p text:style-name="P2"/>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26"><text:a xlink:type="simple" xlink:href="http://www.allecodole.eu/" office:target-frame-name="_blank" xlink:show="new" text:style-name="Internet_20_link" text:visited-style-name="Visited_20_Internet_20_Link"><text:span text:style-name="Strong_20_Emphasis"><text:span text:style-name="T10"/></text:span></text:a></text:p>
          </table:table-cell>
          <table:table-cell table:style-name="Tabella2.B1" office:value-type="string">
            <text:p text:style-name="P14"/>
          </table:table-cell>
          <table:table-cell table:style-name="Tabella2.B1" office:value-type="string">
            <text:p text:style-name="P30"/>
          </table:table-cell>
          <table:table-cell table:style-name="Tabella2.D1" office:value-type="string">
            <text:p text:style-name="P27"/>
          </table:table-cell>
        </table:table-row>
        <table:table-row>
          <table:table-cell table:style-name="Tabella2.A2" office:value-type="string">
            <text:p text:style-name="P8"><text:a xlink:type="simple" xlink:href="http://www.garnicosta.com/" office:target-frame-name="_blank" xlink:show="new" text:style-name="Internet_20_link" text:visited-style-name="Visited_20_Internet_20_Link"><text:span text:style-name="Strong_20_Emphasis"><text:span text:style-name="T10"/></text:span></text:a></text:p>
          </table:table-cell>
          <table:table-cell table:style-name="Tabella2.B2" office:value-type="string">
            <text:p text:style-name="P12"/>
          </table:table-cell>
          <table:table-cell table:style-name="Tabella2.B2" office:value-type="string">
            <text:p text:style-name="P8"><text:span text:style-name="Strong_20_Emphasis"><text:span text:style-name="T11"/></text:span></text:p>
          </table:table-cell>
          <table:table-cell table:style-name="Tabella2.D2" office:value-type="string">
            <text:p text:style-name="P9"/>
          </table:table-cell>
        </table:table-row>
        <table:table-row>
          <table:table-cell table:style-name="Tabella2.A2" office:value-type="string">
            <text:p text:style-name="P13"><text:span text:style-name="Strong_20_Emphasis"><text:span text:style-name="T12"/></text:span></text:p>
          </table:table-cell>
          <table:table-cell table:style-name="Tabella2.B2" office:value-type="string">
            <text:p text:style-name="P12"/>
          </table:table-cell>
          <table:table-cell table:style-name="Tabella2.B2" office:value-type="string">
            <text:p text:style-name="P8"><text:span text:style-name="Strong_20_Emphasis"><text:span text:style-name="T13"/></text:span></text:p>
          </table:table-cell>
          <table:table-cell table:style-name="Tabella2.D2" office:value-type="string">
            <text:p text:style-name="P9"/>
          </table:table-cell>
        </table:table-row>
        <table:table-row>
          <table:table-cell table:style-name="Tabella2.A2" office:value-type="string">
            <text:p text:style-name="P13"><text:a xlink:type="simple" xlink:href="mailto:info@valgares.com" text:style-name="Internet_20_link" text:visited-style-name="Visited_20_Internet_20_Link"><text:span text:style-name="Strong_20_Emphasis"><text:span text:style-name="T10"/></text:span></text:a></text:p>
          </table:table-cell>
          <table:table-cell table:style-name="Tabella2.B2" office:value-type="string">
            <text:p text:style-name="P12"/>
          </table:table-cell>
          <table:table-cell table:style-name="Tabella2.B2" office:value-type="string">
            <text:p text:style-name="P8"><text:span text:style-name="Strong_20_Emphasis"><text:span text:style-name="T11"/></text:span></text:p>
          </table:table-cell>
          <table:table-cell table:style-name="Tabella2.D2" office:value-type="string">
            <text:p text:style-name="P9"/>
          </table:table-cell>
        </table:table-row>
        <table:table-row>
          <table:table-cell table:style-name="Tabella2.A2" office:value-type="string">
            <text:p text:style-name="P8"><text:a xlink:type="simple" xlink:href="mailto:rondinella@falcade.com" text:style-name="Internet_20_link" text:visited-style-name="Visited_20_Internet_20_Link"><text:span text:style-name="Strong_20_Emphasis"/></text:a></text:p>
          </table:table-cell>
          <table:table-cell table:style-name="Tabella2.B2" office:value-type="string">
            <text:p text:style-name="P12"/>
          </table:table-cell>
          <table:table-cell table:style-name="Tabella2.B2" office:value-type="string">
            <text:p text:style-name="P8"><text:span text:style-name="Strong_20_Emphasis"><text:span text:style-name="T11"/></text:span></text:p>
          </table:table-cell>
          <table:table-cell table:style-name="Tabella2.D2" office:value-type="string">
            <text:p text:style-name="P9"/>
          </table:table-cell>
        </table:table-row>
        <text:soft-page-break/>
        <table:table-row>
          <table:table-cell table:style-name="Tabella2.A2" office:value-type="string">
            <text:p text:style-name="P15"><text:a xlink:type="simple" xlink:href="http://www.tabiafregona.it/" office:target-frame-name="_blank" xlink:show="new" text:style-name="Internet_20_link" text:visited-style-name="Visited_20_Internet_20_Link"><text:span text:style-name="T6"/></text:a></text:p>
          </table:table-cell>
          <table:table-cell table:style-name="Tabella2.B2" office:value-type="string">
            <text:p text:style-name="P16"/>
          </table:table-cell>
          <table:table-cell table:style-name="Tabella2.B2" office:value-type="string">
            <text:p text:style-name="P11"/>
          </table:table-cell>
          <table:table-cell table:style-name="Tabella2.D2" office:value-type="string">
            <text:p text:style-name="P10"><text:bookmark text:name="cc-m-imagesubtitle-image-12376015436"/></text:p>
          </table:table-cell>
        </table:table-row>
        <table:table-row>
          <table:table-cell table:style-name="Tabella2.A2" office:value-type="string">
            <text:p text:style-name="P8"><text:a xlink:type="simple" xlink:href="http://www.malgastia.it/" office:target-frame-name="_blank" xlink:show="new" text:style-name="Internet_20_link" text:visited-style-name="Visited_20_Internet_20_Link"><text:span text:style-name="Strong_20_Emphasis"/></text:a></text:p>
          </table:table-cell>
          <table:table-cell table:style-name="Tabella2.B2" office:value-type="string">
            <text:p text:style-name="P8"><text:a xlink:type="simple" xlink:href="http://www.malgastia.it/" office:target-frame-name="_blank" xlink:show="new" text:style-name="Internet_20_link" text:visited-style-name="Visited_20_Internet_20_Link"><text:span text:style-name="Strong_20_Emphasis"><text:span text:style-name="T9"/></text:span></text:a></text:p>
          </table:table-cell>
          <table:table-cell table:style-name="Tabella2.B2" office:value-type="string">
            <text:p text:style-name="P8"><text:span text:style-name="Strong_20_Emphasis"><text:span text:style-name="T11"/></text:span></text:p>
          </table:table-cell>
          <table:table-cell table:style-name="Tabella2.D2" office:value-type="string">
            <text:p text:style-name="P9"/>
          </table:table-cell>
        </table:table-row>
        <table:table-row>
          <table:table-cell table:style-name="Tabella2.A8" office:value-type="string">
            <text:p text:style-name="P8"><text:a xlink:type="simple" xlink:href="http://www.malgastia.it/" office:target-frame-name="_blank" xlink:show="new" text:style-name="Internet_20_link" text:visited-style-name="Visited_20_Internet_20_Link"><text:span text:style-name="Strong_20_Emphasis"/></text:a></text:p>
          </table:table-cell>
          <table:table-cell table:style-name="Tabella2.B8" office:value-type="string">
            <text:p text:style-name="P13"><text:a xlink:type="simple" xlink:href="http://www.malgastia.it/" office:target-frame-name="_blank" xlink:show="new" text:style-name="Internet_20_link" text:visited-style-name="Visited_20_Internet_20_Link"><text:span text:style-name="Strong_20_Emphasis"><text:span text:style-name="T9"/></text:span></text:a></text:p>
          </table:table-cell>
          <table:table-cell table:style-name="Tabella2.B8" office:value-type="string">
            <text:p text:style-name="P8"><text:span text:style-name="Strong_20_Emphasis"><text:span text:style-name="T11"/></text:span></text:p>
          </table:table-cell>
          <table:table-cell table:style-name="Tabella2.D8" office:value-type="string">
            <text:p text:style-name="P9"/>
          </table:table-cell>
        </table:table-row>
      </table:table>
      <text:p text:style-name="P2"/>
      <text:p text:style-name="P2"/>
      <text:p text:style-name="P2"/>
      <text:p text:style-name="P2"/>
      <text:p text:style-name="P2"/>
      <text:p text:style-name="P2"><draw:frame draw:style-name="fr7" draw:name="immagini10" text:anchor-type="as-char" svg:width="21.167cm" svg:height="2.117cm" draw:z-index="0"><draw:image xlink:href="http://www.prolococanale.it/immagini/banner_papa_luciani.jpg" xlink:type="simple" xlink:show="embed" xlink:actuate="onLoad"/></draw:frame><text:line-break/><text:span text:style-name="T3">Il suo nome è Albino Luciani eletto papa nell'agosto del 1978 con il nome di Giovanni Paolo I. Forse se qualcuno avesse ipotizzato che da una piccola comunità come quella di Canale d'Agordo sarebbe uscito un papa nessuno lo avrebbe creduto. E invece la storia ha voluto ancora una volta prendere in contropiede un pò tutti, facendo salire soglio di Pietro un figlio di questa terra. Albino Luciani nacque in una casa in via "Rividella" nell'allora Forno di Canale il 17 ottobre 1912 da Giovanni e Bortola Tancon. Una famiglia non certamente benestante quella di Albino, ma fondata su sani principi morali e religiosi, che si rivelarono poi fondamentali per la prima educazione del giovane. Albino era un ragazzo come tanti, che dopo la scuola e nei momenti di libertà era solito dare una mano in casa, visto che sovente il papà era assente in quanto doveva emigrare per lavorare e provvedere al mantenimento della famiglia. Per questo d'estate Albino accompagnava le mucche al pascolo in valle di Garès o aiutava a fare il fieno. Il poco tempo che gli restava libero dai doveri scolastici e dai lavori dei campi lo trascorreva a leggere i libri che il parroco di allora, don Filippo Carli, gli prestava volentieri. Fù proprio questo parroco di montagna, che sembrava aver uno spiccato senso nell'individuare le vocazioni nascoste tra i ragazzi, che propose ai genitori di Albino di far continuare gli studi al promettente figlio in seminario. Non fù una decisione facile, ma poi i genitori acconsentirono e per Albino il sogno si concretizzò, tanto che il primo ottobre del 1923 entrò nel Seminario di Belluno nel quale completò gli studi. Il 7 luglio 1935 fu ordinato sacerdote. E l'8 luglio, la chiesa arcipretale di san G. Battista lo accolse prete novello per la sua prima messa. Il suo primo incarico come prete, Albino Luciani lo esercitò proprio a Canale in qualità di cooperatore. aiutando l'allora parroco mons. Augusto Bramezza, quello stesso che quarantatrè anni dopo, vecchio e infermo, seduto davanti al televisore, pianse lacrime di commozione e di gioia nel vedere il suo cooperatore eletto papa con il nome di Giovanni Paolo I. L'11 gennaio del 1959 Albino Luciani consacrato Vescovo, prese possesso della piccola diocesi di Vittorio Veneto; circa dieci anni dopo, il 9 febbraio del 1970, entrava per la prima volta nella basilica di san Marco a Venezia in qualità di nuovo patriarca della città lagunare. Il 26 agosto del 1978, Albino Luciani venne eletto papa. Succedeva a papa Paolo VI e proprio per ricordare la memoria dei suoi due predecessori, Giovanni XXIII e Paolo VI, volle chiamarsi Giovanni Paolo I. Quello di Luciani fu un pontificato breve (forse troppo...), che durò solo 33 giorni: morì il 28 settembre del 1978. Fu una "meteora" che però lasciò un segno indelebile nella memoria e nell'animo della gente e dei fedeli. Il suo sorriso la sua semplicità, la sua grande umiltà fecero breccia nel cuore dei fedeli rimanendo oggi messagio di speranza e di grande attualità e di questo ne è testimone il flusso continuo di fedeli e di pellegrini che ogni anno visitano il suo paese natale, la chiesa arcipretale e la mostra storico-documentaristica allestita al piano </text:span><text:soft-page-break/><text:span text:style-name="T3">terra della casa canonica.</text:span> </text:p>
      <text:p text:style-name="P18"><text:line-break/></text:p>
      <text:p text:style-name="P17"> </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Elephant" svg:font-family="Elephant"/>
    <style:font-face style:name="Georgia" svg:font-family="Georgia, 'Times New Roman', Times, serif"/>
    <style:font-face style:name="Mangal1" svg:font-family="Mangal"/>
    <style:font-face style:name="Nyala" svg:font-family="Nyala"/>
    <style:font-face style:name="Rubik" svg:font-family="Rubik, sans-serif"/>
    <style:font-face style:name="Verdana" svg:font-family="Verdana, Arial, Helvetic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iara fontanive</meta:initial-creator>
    <meta:creation-date>2018-12-23T15:11:28.78</meta:creation-date>
    <dc:date>2019-09-14T17:56:16.81</dc:date>
    <dc:creator>chiara fontanive</dc:creator>
    <meta:editing-duration>PT4H56M50S</meta:editing-duration>
    <meta:editing-cycles>20</meta:editing-cycles>
    <meta:generator>OpenOffice/4.1.2$Win32 OpenOffice.org_project/412m3$Build-9782</meta:generator>
    <meta:printed-by>chiara fontanive</meta:printed-by>
    <meta:print-date>2018-12-23T15:45:43.33</meta:print-date>
    <meta:document-statistic meta:table-count="4" meta:image-count="7" meta:object-count="0" meta:page-count="7" meta:paragraph-count="111" meta:word-count="1415" meta:character-count="8772"/>
  </office:meta>
</office:document-meta>
</file>